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83cm" style:rel-column-width="32794*"/>
    </style:style>
    <style:style style:name="Table8.B" style:family="table-column">
      <style:table-column-properties style:column-width="4.008cm" style:rel-column-width="10047*"/>
    </style:style>
    <style:style style:name="Table8.C" style:family="table-column">
      <style:table-column-properties style:column-width="5.092cm" style:rel-column-width="12765*"/>
    </style:style>
    <style:style style:name="Table8.D" style:family="table-column">
      <style:table-column-properties style:column-width="3.962cm" style:rel-column-width="9929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fo:padding="0.097cm" fo:border-left="0.5pt solid #000000" fo:border-right="none" fo:border-top="none" fo:border-bottom="0.5pt solid #000000"/>
    </style:style>
    <style:style style:name="Table8.C5" style:family="table-cell">
      <style:table-cell-properties fo:padding="0.097cm" fo:border-left="0.5pt solid #000000" fo:border-right="none" fo:border-top="none" fo:border-bottom="0.5pt solid #000000"/>
    </style:style>
    <style:style style:name="Table8.D5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edef22"/>
    </style:style>
    <style:style style:name="P10" style:family="paragraph" style:parent-style-name="Table_20_Contents">
      <style:text-properties officeooo:paragraph-rsid="044eb851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officeooo:paragraph-rsid="04b57162"/>
    </style:style>
    <style:style style:name="P13" style:family="paragraph" style:parent-style-name="Table_20_Contents">
      <style:text-properties officeooo:paragraph-rsid="04489b60"/>
    </style:style>
    <style:style style:name="P14" style:family="paragraph" style:parent-style-name="Table_20_Contents">
      <style:text-properties officeooo:paragraph-rsid="044c2e9f"/>
    </style:style>
    <style:style style:name="P15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4b39282" style:font-size-asian="10pt" style:font-size-complex="10pt"/>
    </style:style>
    <style:style style:name="P17" style:family="paragraph" style:parent-style-name="Table_20_Contents">
      <style:text-properties officeooo:paragraph-rsid="03c7c1cb"/>
    </style:style>
    <style:style style:name="P18" style:family="paragraph" style:parent-style-name="Table_20_Contents">
      <style:text-properties officeooo:paragraph-rsid="03ecb54b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2539cf"/>
    </style:style>
    <style:style style:name="P34" style:family="paragraph" style:parent-style-name="Table_20_Contents">
      <style:text-properties officeooo:paragraph-rsid="03d70fa4"/>
    </style:style>
    <style:style style:name="P35" style:family="paragraph" style:parent-style-name="Table_20_Contents">
      <style:text-properties officeooo:paragraph-rsid="03d2b776"/>
    </style:style>
    <style:style style:name="P36" style:family="paragraph" style:parent-style-name="Table_20_Contents">
      <style:text-properties officeooo:paragraph-rsid="0378741f"/>
    </style:style>
    <style:style style:name="P37" style:family="paragraph" style:parent-style-name="Table_20_Contents">
      <style:text-properties officeooo:paragraph-rsid="03d81c7c"/>
    </style:style>
    <style:style style:name="P38" style:family="paragraph" style:parent-style-name="Table_20_Contents">
      <style:text-properties officeooo:paragraph-rsid="03a5c11a"/>
    </style:style>
    <style:style style:name="P39" style:family="paragraph" style:parent-style-name="Preformatted_20_Text">
      <style:text-properties officeooo:paragraph-rsid="03d81c7c"/>
    </style:style>
    <style:style style:name="P40" style:family="paragraph" style:parent-style-name="Preformatted_20_Text">
      <style:text-properties officeooo:paragraph-rsid="03ab86af"/>
    </style:style>
    <style:style style:name="P41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officeooo:paragraph-rsid="03a3caeb"/>
    </style:style>
    <style:style style:name="P43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officeooo:paragraph-rsid="0455c518"/>
    </style:style>
    <style:style style:name="P45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officeooo:paragraph-rsid="038d092b"/>
    </style:style>
    <style:style style:name="P47" style:family="paragraph" style:parent-style-name="Table_20_Contents">
      <style:text-properties officeooo:paragraph-rsid="0453bfb4"/>
    </style:style>
    <style:style style:name="P48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2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7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8" style:family="paragraph" style:parent-style-name="Table_20_Contents">
      <style:text-properties officeooo:paragraph-rsid="0108f4cf"/>
    </style:style>
    <style:style style:name="P59" style:family="paragraph" style:parent-style-name="Table_20_Contents">
      <style:text-properties officeooo:paragraph-rsid="0294e861"/>
    </style:style>
    <style:style style:name="P60" style:family="paragraph" style:parent-style-name="Table_20_Contents">
      <style:text-properties officeooo:paragraph-rsid="02b867ce"/>
    </style:style>
    <style:style style:name="P61" style:family="paragraph" style:parent-style-name="Table_20_Contents">
      <style:text-properties officeooo:paragraph-rsid="010e8474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7" style:family="paragraph" style:parent-style-name="Table_20_Contents">
      <style:text-properties officeooo:paragraph-rsid="015fc100"/>
    </style:style>
    <style:style style:name="P68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9" style:family="paragraph" style:parent-style-name="Table_20_Contents">
      <style:text-properties officeooo:paragraph-rsid="02ae0b54"/>
    </style:style>
    <style:style style:name="P7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9" style:family="paragraph" style:parent-style-name="Table_20_Contents">
      <style:text-properties officeooo:paragraph-rsid="03dddf35"/>
    </style:style>
    <style:style style:name="P80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officeooo:paragraph-rsid="03efe0f5"/>
    </style:style>
    <style:style style:name="P82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Table_20_Contents">
      <style:text-properties officeooo:paragraph-rsid="038a25fe"/>
    </style:style>
    <style:style style:name="P85" style:family="paragraph" style:parent-style-name="Table_20_Contents">
      <style:text-properties officeooo:paragraph-rsid="0390111d"/>
    </style:style>
    <style:style style:name="P86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8" style:family="paragraph" style:parent-style-name="Table_20_Contents">
      <style:text-properties officeooo:paragraph-rsid="03427071"/>
    </style:style>
    <style:style style:name="P89" style:family="paragraph" style:parent-style-name="Table_20_Contents">
      <style:text-properties officeooo:paragraph-rsid="034a5fa0"/>
    </style:style>
    <style:style style:name="P90" style:family="paragraph" style:parent-style-name="Table_20_Contents">
      <style:text-properties officeooo:paragraph-rsid="0391a834"/>
    </style:style>
    <style:style style:name="P91" style:family="paragraph" style:parent-style-name="Table_20_Contents">
      <style:text-properties officeooo:paragraph-rsid="03017dbe"/>
    </style:style>
    <style:style style:name="P92" style:family="paragraph" style:parent-style-name="Table_20_Contents">
      <style:text-properties officeooo:paragraph-rsid="03ba19bb"/>
    </style:style>
    <style:style style:name="P93" style:family="paragraph" style:parent-style-name="Table_20_Contents">
      <style:text-properties officeooo:paragraph-rsid="031c8ae5"/>
    </style:style>
    <style:style style:name="P94" style:family="paragraph" style:parent-style-name="Table_20_Contents">
      <style:text-properties officeooo:paragraph-rsid="030c3545"/>
    </style:style>
    <style:style style:name="P9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1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2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3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4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6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7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9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0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1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5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1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4a2b8b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53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54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5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6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officeooo:rsid="03959f64" style:font-name-complex="Courier New"/>
    </style:style>
    <style:style style:name="T130" style:family="text">
      <style:text-properties fo:color="#000000" loext:opacity="100%" style:font-name="Courier New" officeooo:rsid="03b8181e" style:font-name-complex="Courier New"/>
    </style:style>
    <style:style style:name="T131" style:family="text">
      <style:text-properties fo:color="#000000" loext:opacity="100%" style:font-name="Courier New" officeooo:rsid="03d81c7c" style:font-name-complex="Courier New"/>
    </style:style>
    <style:style style:name="T132" style:family="text">
      <style:text-properties fo:color="#000000" loext:opacity="100%" style:font-name="Courier New" officeooo:rsid="03bb832f" style:font-name-complex="Courier New"/>
    </style:style>
    <style:style style:name="T133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officeooo:rsid="0277dedb"/>
    </style:style>
    <style:style style:name="T139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officeooo:rsid="023d069c"/>
    </style:style>
    <style:style style:name="T141" style:family="text">
      <style:text-properties officeooo:rsid="021570c6"/>
    </style:style>
    <style:style style:name="T142" style:family="text">
      <style:text-properties officeooo:rsid="02984091"/>
    </style:style>
    <style:style style:name="T143" style:family="text">
      <style:text-properties officeooo:rsid="0298730b"/>
    </style:style>
    <style:style style:name="T144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5" style:family="text">
      <style:text-properties fo:font-style="normal" officeooo:rsid="023ec219" style:font-style-asian="normal" style:font-style-complex="normal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officeooo:rsid="0213f657"/>
    </style:style>
    <style:style style:name="T148" style:family="text">
      <style:text-properties fo:color="#000000" loext:opacity="100%" style:font-name="Courier New" style:font-name-complex="Courier New"/>
    </style:style>
    <style:style style:name="T14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2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officeooo:rsid="02b867ce"/>
    </style:style>
    <style:style style:name="T198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3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3" style:family="text">
      <style:text-properties officeooo:rsid="0391a834"/>
    </style:style>
    <style:style style:name="T214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7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8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9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officeooo:rsid="04144748"/>
    </style:style>
    <style:style style:name="T224" style:family="text">
      <style:text-properties officeooo:rsid="0478c748"/>
    </style:style>
    <style:style style:name="T225" style:family="text">
      <style:text-properties fo:font-style="italic" officeooo:rsid="040de640" style:font-style-asian="italic" style:font-style-complex="italic"/>
    </style:style>
    <style:style style:name="T226" style:family="text">
      <style:text-properties fo:font-style="italic" officeooo:rsid="0478c748" style:font-style-asian="italic" style:font-style-complex="italic"/>
    </style:style>
    <style:style style:name="T227" style:family="text">
      <style:text-properties fo:font-style="italic" officeooo:rsid="04125c48" style:font-style-asian="italic" style:font-style-complex="italic"/>
    </style:style>
    <style:style style:name="T228" style:family="text">
      <style:text-properties officeooo:rsid="042d7d17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officeooo:rsid="041182c7" style:font-style-asian="italic" style:font-style-complex="italic"/>
    </style:style>
    <style:style style:name="T231" style:family="text">
      <style:text-properties officeooo:rsid="0424aa9b"/>
    </style:style>
    <style:style style:name="T232" style:family="text">
      <style:text-properties officeooo:rsid="047a4342"/>
    </style:style>
    <style:style style:name="T233" style:family="text">
      <style:text-properties style:font-name="Courier New" officeooo:rsid="040de640"/>
    </style:style>
    <style:style style:name="T234" style:family="text">
      <style:text-properties style:font-name="Courier New" officeooo:rsid="046bdc70"/>
    </style:style>
    <style:style style:name="T235" style:family="text">
      <style:text-properties style:font-name="Courier New" fo:font-weight="normal" officeooo:rsid="040de640" style:font-weight-asian="normal" style:font-weight-complex="normal"/>
    </style:style>
    <style:style style:name="T236" style:family="text">
      <style:text-properties style:font-name="Courier New" fo:font-weight="normal" officeooo:rsid="04283cfb" style:font-weight-asian="normal" style:font-weight-complex="normal"/>
    </style:style>
    <style:style style:name="T237" style:family="text">
      <style:text-properties officeooo:rsid="048a07de"/>
    </style:style>
    <style:style style:name="T238" style:family="text">
      <style:text-properties officeooo:rsid="04125c48"/>
    </style:style>
    <style:style style:name="T239" style:family="text">
      <style:text-properties officeooo:rsid="04546f38"/>
    </style:style>
    <style:style style:name="T240" style:family="text">
      <style:text-properties fo:language="zxx" fo:country="none" style:language-asian="zxx" style:country-asian="none" style:language-complex="zxx" style:country-complex="none"/>
    </style:style>
    <style:style style:name="T241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42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9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0"><text:span text:style-name="Source_20_Text"><text:span text:style-name="T12">isCoercedObject</text:span></text:span><text:span text:style-name="Source_20_Text"><text:span text:style-name="T30">(object);</text:span></text:span></text:p>
            <text:p text:style-name="P10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1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1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8">isNonNullable(value);</text:span></text:span></text:p>
            <text:p text:style-name="P12"><text:span text:style-name="Source_20_Text"><text:span text:style-name="T38">isNonNullablePrimitive(value);</text:span></text:span></text:p>
            <text:p text:style-name="P11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3"><text:span text:style-name="Source_20_Text"><text:span text:style-name="T40">isPlainObject(value);</text:span></text:span></text:p>
            <text:p text:style-name="P11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12">is</text:span></text:span><text:span text:style-name="Source_20_Text"><text:span text:style-name="T41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42">isClass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42">);</text:span></text:span></text:p>
            <text:p text:style-name="P11"><text:span text:style-name="Source_20_Text"><text:span text:style-name="T12">isGenerator</text:span></text:span><text:span text:style-name="Source_20_Text"><text:span text:style-name="T43">Fn</text:span></text:span><text:span text:style-name="Source_20_Text"><text:span text:style-name="T12">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2">);</text:span></text:span></text:p>
            <text:p text:style-name="P11"><text:span text:style-name="Source_20_Text"><text:span text:style-name="T12">isAsync</text:span></text:span><text:span text:style-name="Source_20_Text"><text:span text:style-name="T46">Fn</text:span></text:span><text:span text:style-name="Source_20_Text"><text:span text:style-name="T12">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2">);</text:span></text:span></text:p>
            <text:p text:style-name="P11"><text:span text:style-name="Source_20_Text"><text:span text:style-name="T39">isAsyncGeneratorFn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39">);</text:span></text:span></text:p>
            <text:p text:style-name="P11"><text:span text:style-name="Source_20_Text"><text:span text:style-name="T39">isProxy(value);</text:span></text:span></text:p>
            <text:p text:style-name="P11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1"><text:span text:style-name="Source_20_Text"><text:span text:style-name="T12">isArraylike(value);</text:span></text:span></text:p>
            <text:p text:style-name="P14"><text:span text:style-name="Source_20_Text"><text:span text:style-name="T12">isTypedArray(value);</text:span></text:span></text:p>
            <text:p text:style-name="P14"><text:span text:style-name="Source_20_Text"><text:span text:style-name="T12">isIterator(v</text:span></text:span><text:span text:style-name="Source_20_Text"><text:span text:style-name="T47">a</text:span></text:span><text:span text:style-name="Source_20_Text"><text:span text:style-name="T48">lue</text:span></text:span><text:span text:style-name="Source_20_Text"><text:span text:style-name="T12">);</text:span></text:span></text:p>
            <text:p text:style-name="P11"><text:span text:style-name="Source_20_Text"><text:span text:style-name="T12">isIterable(v</text:span></text:span><text:span text:style-name="Source_20_Text"><text:span text:style-name="T47">a</text:span></text:span><text:span text:style-name="Source_20_Text"><text:span text:style-name="T48">lue</text:span></text:span><text:span text:style-name="Source_20_Text"><text:span text:style-name="T12">);</text:span></text:span></text:p>
            <text:p text:style-name="P11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5"><text:span text:style-name="Source_20_Text"><text:span text:style-name="T49">isIndex(v</text:span></text:span><text:span text:style-name="Source_20_Text"><text:span text:style-name="T50">alu</text:span></text:span><text:span text:style-name="Source_20_Text"><text:span text:style-name="T51">e</text:span></text:span><text:span text:style-name="Source_20_Text"><text:span text:style-name="T49">); </text:span></text:span><text:span text:style-name="Source_20_Text"><text:span text:style-name="T52">and</text:span></text:span><text:span text:style-name="Source_20_Text"><text:span text:style-name="T53"> </text:span></text:span><text:span text:style-name="Source_20_Text"><text:span text:style-name="T54">to</text:span></text:span><text:span text:style-name="Source_20_Text"><text:span text:style-name="T49">Index(va</text:span></text:span><text:span text:style-name="Source_20_Text"><text:span text:style-name="T55">lue</text:span></text:span><text:span text:style-name="Source_20_Text"><text:span text:style-name="T49">);</text:span></text:span></text:p>
            <text:p text:style-name="P16"><text:span text:style-name="Source_20_Text"><text:span text:style-name="T50">isLength</text:span></text:span><text:span text:style-name="Source_20_Text"><text:span text:style-name="T49">(v</text:span></text:span><text:span text:style-name="Source_20_Text"><text:span text:style-name="T50">al</text:span></text:span><text:span text:style-name="Source_20_Text"><text:span text:style-name="T51">ue</text:span></text:span><text:span text:style-name="Source_20_Text"><text:span text:style-name="T49">); </text:span></text:span><text:span text:style-name="Source_20_Text"><text:span text:style-name="T52">and</text:span></text:span><text:span text:style-name="Source_20_Text"><text:span text:style-name="T53"> </text:span></text:span><text:span text:style-name="Source_20_Text"><text:span text:style-name="T56">toLength(value);</text:span></text:span></text:p>
            <text:p text:style-name="P17"><text:span text:style-name="Source_20_Text"><text:span text:style-name="T57">isPropertyKey(v</text:span></text:span><text:span text:style-name="Source_20_Text"><text:span text:style-name="T58">alu</text:span></text:span><text:span text:style-name="Source_20_Text"><text:span text:style-name="T59">e</text:span></text:span><text:span text:style-name="Source_20_Text"><text:span text:style-name="T57">);</text:span></text:span></text:p>
            <text:p text:style-name="P17"><text:span text:style-name="Source_20_Text"><text:span text:style-name="T57">toPropertyKey(v</text:span></text:span><text:span text:style-name="Source_20_Text"><text:span text:style-name="T59">alue</text:span></text:span><text:span text:style-name="Source_20_Text"><text:span text:style-name="T57">);</text:span></text:span></text:p>
            <text:p text:style-name="P18"><text:span text:style-name="Source_20_Text"><text:span text:style-name="T57">isPrimitive(v</text:span></text:span><text:span text:style-name="Source_20_Text"><text:span text:style-name="T60">a</text:span></text:span><text:span text:style-name="Source_20_Text"><text:span text:style-name="T61">lue</text:span></text:span><text:span text:style-name="Source_20_Text"><text:span text:style-name="T57">);</text:span></text:span></text:p>
            <text:p text:style-name="P18"><text:span text:style-name="Source_20_Text"><text:span text:style-name="T40">toPrimitive</text:span></text:span><text:span text:style-name="Source_20_Text"><text:span text:style-name="T62">Value</text:span></text:span><text:span text:style-name="Source_20_Text"><text:span text:style-name="T40">(valu</text:span></text:span><text:span text:style-name="Source_20_Text"><text:span text:style-name="T59">e</text:span></text:span><text:span text:style-name="Source_20_Text"><text:span text:style-name="T40">);</text:span></text:span></text:p>
            <text:p text:style-name="P13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7"><text:span text:style-name="Source_20_Text"><text:span text:style-name="T40">toObject(v</text:span></text:span><text:span text:style-name="Source_20_Text"><text:span text:style-name="T63">alu</text:span></text:span><text:span text:style-name="Source_20_Text"><text:span text:style-name="T64">e</text:span></text:span><text:span text:style-name="Source_20_Text"><text:span text:style-name="T40">);</text:span></text:span></text:p>
            <text:p text:style-name="P19"><text:span text:style-name="Source_20_Text"><text:span text:style-name="T40">toSafeString</text:span></text:span><text:span text:style-name="Source_20_Text"><text:span text:style-name="T65">(value);</text:span></text:span></text:p>
          </table:table-cell>
          <table:table-cell table:style-name="Table1.D2" table:number-rows-spanned="6" office:value-type="string">
            <text:p text:style-name="P20"><text:span text:style-name="Source_20_Text"><text:span text:style-name="T12">qsa(selector[,context]).forEach(c</text:span></text:span><text:span text:style-name="Source_20_Text"><text:span text:style-name="T66">a</text:span></text:span><text:span text:style-name="Source_20_Text"><text:span text:style-name="T67">llback</text:span></text:span><text:span text:style-name="Source_20_Text"><text:span text:style-name="T12">);</text:span></text:span></text:p>
            <text:p text:style-name="P20"><text:span text:style-name="Source_20_Text"><text:span text:style-name="T12">qs(selector[,context]);</text:span></text:span></text:p>
            <text:p text:style-name="P20"><text:span text:style-name="Source_20_Text"><text:span text:style-name="T12">domReady(c</text:span></text:span><text:span text:style-name="Source_20_Text"><text:span text:style-name="T66">allback</text:span></text:span><text:span text:style-name="Source_20_Text"><text:span text:style-name="T12">);</text:span></text:span></text:p>
            <text:p text:style-name="P20"><text:span text:style-name="Source_20_Text"><text:span text:style-name="T68">domClear(e</text:span></text:span><text:span text:style-name="Source_20_Text"><text:span text:style-name="T69">lement</text:span></text:span><text:span text:style-name="Source_20_Text"><text:span text:style-name="T68">);</text:span></text:span></text:p>
            <text:p text:style-name="P20"><text:span text:style-name="Source_20_Text"><text:span text:style-name="T12">domCreate(type[,properties[,innerHTML]]);</text:span></text:span></text:p>
            <text:p text:style-name="P20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0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0"><text:span text:style-name="Source_20_Text"><text:span text:style-name="T12">domGetCSS(element</text:span></text:span><text:span text:style-name="Source_20_Text"><text:span text:style-name="T70">[</text:span></text:span><text:span text:style-name="Source_20_Text"><text:span text:style-name="T12">,property</text:span></text:span><text:span text:style-name="Source_20_Text"><text:span text:style-name="T71">]</text:span></text:span><text:span text:style-name="Source_20_Text"><text:span text:style-name="T12">);</text:span></text:span></text:p>
            <text:p text:style-name="P20"><text:span text:style-name="Source_20_Text"><text:span text:style-name="T12">domSetCSS(element,property,value);</text:span></text:span></text:p>
            <text:p text:style-name="P20"><text:span text:style-name="Source_20_Text"><text:span text:style-name="T12">domSetCSS(element,properties);</text:span></text:span></text:p>
            <text:p text:style-name="P20"><text:span text:style-name="Source_20_Text"><text:span text:style-name="T12">domFadeIn(element[,duration[,display]]);</text:span></text:span></text:p>
            <text:p text:style-name="P20"><text:span text:style-name="Source_20_Text"><text:span text:style-name="T12">domFadeOut(element[,duration]); </text:span></text:span></text:p>
            <text:p text:style-name="P20"><text:span text:style-name="Source_20_Text"><text:span text:style-name="T12">domFadeToggle(elem[,duration[,display]]);</text:span></text:span></text:p>
            <text:p text:style-name="P20"><text:span text:style-name="Source_20_Text"><text:span text:style-name="T12">domShow(element[,display]);</text:span></text:span></text:p>
            <text:p text:style-name="P20"><text:span text:style-name="Source_20_Text"><text:span text:style-name="T12">domHide(e</text:span></text:span><text:span text:style-name="Source_20_Text"><text:span text:style-name="T72">le</text:span></text:span><text:span text:style-name="Source_20_Text"><text:span text:style-name="T73">ment</text:span></text:span><text:span text:style-name="Source_20_Text"><text:span text:style-name="T12">);</text:span></text:span></text:p>
            <text:p text:style-name="P20"><text:span text:style-name="Source_20_Text"><text:span text:style-name="T12">domToggle(element[,display]);</text:span></text:span></text:p>
            <text:p text:style-name="P20"><text:span text:style-name="Source_20_Text"><text:span text:style-name="T12">domIsHidden(element);</text:span></text:span></text:p>
            <text:p text:style-name="P21"><text:span text:style-name="Source_20_Text"><text:span text:style-name="T74">domScrollToTop();</text:span></text:span></text:p>
            <text:p text:style-name="P21"><text:span text:style-name="Source_20_Text"><text:span text:style-name="T75">domScrollToBottom();</text:span></text:span></text:p>
            <text:p text:style-name="P20"><text:span text:style-name="Source_20_Text"><text:span text:style-name="T12">domScrollToElement(element[,top=true]);<text:line-break/>domSiblings(element);</text:span></text:span></text:p>
            <text:p text:style-name="P20"><text:span text:style-name="Source_20_Text"><text:span text:style-name="T12">domSiblingsPrev(element);</text:span></text:span></text:p>
            <text:p text:style-name="P20"><text:span text:style-name="Source_20_Text"><text:span text:style-name="T12">domSiblings</text:span></text:span><text:span text:style-name="Source_20_Text"><text:span text:style-name="T76">Left</text:span></text:span><text:span text:style-name="Source_20_Text"><text:span text:style-name="T12">(element);</text:span></text:span></text:p>
            <text:p text:style-name="P14"><text:span text:style-name="Source_20_Text"><text:span text:style-name="T12">domSiblingsNext(element);</text:span></text:span></text:p>
            <text:p text:style-name="P14"><text:span text:style-name="Source_20_Text"><text:span text:style-name="T12">domSiblings</text:span></text:span><text:span text:style-name="Source_20_Text"><text:span text:style-name="T76">Right</text:span></text:span><text:span text:style-name="Source_20_Text"><text:span text:style-name="T12">(element);</text:span></text:span></text:p>
            <text:p text:style-name="P20"><text:span text:style-name="Source_20_Text"><text:span text:style-name="T77">domGetC</text:span></text:span><text:span text:style-name="Source_20_Text"><text:span text:style-name="T78">SS</text:span></text:span><text:span text:style-name="Source_20_Text"><text:span text:style-name="T77">Var(name);</text:span></text:span></text:p>
            <text:p text:style-name="P20"><text:span text:style-name="Source_20_Text"><text:span text:style-name="T12">domSetC</text:span></text:span><text:span text:style-name="Source_20_Text"><text:span text:style-name="T78">SS</text:span></text:span><text:span text:style-name="Source_20_Text"><text:span text:style-name="T12">Var(</text:span></text:span><text:span text:style-name="Source_20_Text"><text:span text:style-name="T77">n</text:span></text:span><text:span text:style-name="Source_20_Text"><text:span text:style-name="T12">a</text:span></text:span><text:span text:style-name="Source_20_Text"><text:span text:style-name="T77">me</text:span></text:span><text:span text:style-name="Source_20_Text"><text:span text:style-name="T12">,</text:span></text:span><text:span text:style-name="Source_20_Text"><text:span text:style-name="T77">v</text:span></text:span><text:span text:style-name="Source_20_Text"><text:span text:style-name="T12">a</text:span></text:span><text:span text:style-name="Source_20_Text"><text:span text:style-name="T77">lue</text:span></text:span><text:span text:style-name="Source_20_Text"><text:span text:style-name="T12">);</text:span></text:span></text:p>
            <text:p text:style-name="P20"><text:span text:style-name="Source_20_Text"><text:span text:style-name="T12">importScript(script1[,scriptN]);</text:span></text:span></text:p>
            <text:p text:style-name="P20"><text:span text:style-name="Source_20_Text"><text:span text:style-name="T12">importStyle(style1[,styleN]);</text:span></text:span></text:p>
            <text:p text:style-name="P22"><text:span text:style-name="Source_20_Text"><text:span text:style-name="T12">setFullscreenOn(selector</text:span></text:span><text:span text:style-name="Source_20_Text"><text:span text:style-name="T79">);</text:span></text:span></text:p>
            <text:p text:style-name="P22"><text:span text:style-name="Source_20_Text"><text:span text:style-name="T12">setFullscreenOn(element);</text:span></text:span></text:p>
            <text:p text:style-name="P20"><text:span text:style-name="Source_20_Text"><text:span text:style-name="T12">setFullscreenOff();</text:span></text:span></text:p>
            <text:p text:style-name="P23"><text:span text:style-name="Source_20_Text"><text:span text:style-name="T12">getFullscreen();<text:line-break/>form2array(form);</text:span></text:span></text:p>
            <text:p text:style-name="P23"><text:span text:style-name="Source_20_Text"><text:span text:style-name="T12">form2string(form);</text:span></text:span></text:p>
            <text:p text:style-name="P20"><text:span text:style-name="Source_20_Text"><text:span text:style-name="T12">getDoNotTrack();</text:span></text:span></text:p>
            <text:p text:style-name="P23"><text:span text:style-name="Source_20_Text"><text:span text:style-name="T12">getLocation(success[,error]);</text:span></text:span></text:p>
            <text:p text:style-name="P23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0">VERSION;</text:span></text:span></text:p>
            <text:p text:style-name="P25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5"><text:span text:style-name="Source_20_Text"><text:span text:style-name="T81">BASE16;</text:span></text:span></text:p>
            <text:p text:style-name="P25"><text:span text:style-name="Source_20_Text"><text:span text:style-name="T81">BASE</text:span></text:span><text:span text:style-name="Source_20_Text"><text:span text:style-name="T82">32;</text:span></text:span></text:p>
            <text:p text:style-name="P25"><text:span text:style-name="Source_20_Text"><text:span text:style-name="T82">BASE36;</text:span></text:span></text:p>
            <text:p text:style-name="P25"><text:span text:style-name="Source_20_Text"><text:span text:style-name="T82">BASE58;</text:span></text:span></text:p>
            <text:p text:style-name="P25"><text:span text:style-name="Source_20_Text"><text:span text:style-name="T82">BASE62;</text:span></text:span></text:p>
            <text:p text:style-name="P25"><text:span text:style-name="Source_20_Text"><text:span text:style-name="T82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2">extend([deep,]target,source1[,s</text:span></text:span><text:span text:style-name="Source_20_Text"><text:span text:style-name="T83">ou</text:span></text:span><text:span text:style-name="Source_20_Text"><text:span text:style-name="T12">rc</text:span></text:span><text:span text:style-name="Source_20_Text"><text:span text:style-name="T83">e</text:span></text:span><text:span text:style-name="Source_20_Text"><text:span text:style-name="T12">N]);</text:span></text:span></text:p>
            <text:p text:style-name="P26"><text:span text:style-name="Source_20_Text"><text:span text:style-name="T12">deleteOwnProperty(</text:span></text:span><text:span text:style-name="Source_20_Text"><text:span text:style-name="T84">obj</text:span></text:span><text:span text:style-name="Source_20_Text"><text:span text:style-name="T12">,</text:span></text:span><text:span text:style-name="Source_20_Text"><text:span text:style-name="T84">prop</text:span></text:span><text:span text:style-name="Source_20_Text"><text:span text:style-name="T12">[,Throw=false]);</text:span></text:span></text:p>
            <text:p text:style-name="P26"><text:span text:style-name="Source_20_Text"><text:span text:style-name="T12">sizeIn(o</text:span></text:span><text:span text:style-name="Source_20_Text"><text:span text:style-name="T85">bje</text:span></text:span><text:span text:style-name="Source_20_Text"><text:span text:style-name="T86">ct</text:span></text:span><text:span text:style-name="Source_20_Text"><text:span text:style-name="T12">);</text:span></text:span></text:p>
            <text:p text:style-name="P26"><text:span text:style-name="Source_20_Text"><text:span text:style-name="T12">pick(object,keys);</text:span></text:span></text:p>
            <text:p text:style-name="P26"><text:span text:style-name="Source_20_Text"><text:span text:style-name="T87">omit</text:span></text:span><text:span text:style-name="Source_20_Text"><text:span text:style-name="T12">(object,keys);</text:span></text:span></text:p>
            <text:p text:style-name="P26"><text:span text:style-name="Source_20_Text"><text:span text:style-name="T88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table:number-columns-spanned="2" office:value-type="string">
            <text:p text:style-name="P26"><text:span text:style-name="Source_20_Text"><text:span text:style-name="T12">delay(mi</text:span></text:span><text:span text:style-name="Source_20_Text"><text:span text:style-name="T89">lis</text:span></text:span><text:span text:style-name="Source_20_Text"><text:span text:style-name="T12">e</text:span></text:span><text:span text:style-name="Source_20_Text"><text:span text:style-name="T89">c</text:span></text:span><text:span text:style-name="Source_20_Text"><text:span text:style-name="T12">).then(callback);</text:span></text:span></text:p>
            <text:p text:style-name="P26"><text:span text:style-name="Source_20_Text"><text:span text:style-name="T12">bind(</text:span></text:span><text:span text:style-name="Source_20_Text"><text:span text:style-name="T90">function</text:span></text:span><text:span text:style-name="Source_20_Text"><text:span text:style-name="T12">,context);</text:span></text:span></text:p>
            <text:p text:style-name="P26"><text:span text:style-name="Source_20_Text"><text:span text:style-name="T91">unBind</text:span></text:span><text:span text:style-name="Source_20_Text"><text:span text:style-name="T92">(</text:span></text:span><text:span text:style-name="Source_20_Text"><text:span text:style-name="T93">f</text:span></text:span><text:span text:style-name="Source_20_Text"><text:span text:style-name="T94">unction</text:span></text:span><text:span text:style-name="Source_20_Text"><text:span text:style-name="T92">);</text:span></text:span></text:p>
            <text:p text:style-name="P26"><text:span text:style-name="Source_20_Text"><text:span text:style-name="T92">curry(function);</text:span></text:span></text:p>
            <text:p text:style-name="P26"><text:span text:style-name="Source_20_Text"><text:span text:style-name="T92">compose(function1[,functionN]);</text:span></text:span></text:p>
            <text:p text:style-name="P26"><text:span text:style-name="Source_20_Text"><text:span text:style-name="T92">pipe(function1[,functionN]);</text:span></text:span></text:p>
            <text:p text:style-name="P26"><text:span text:style-name="Source_20_Text"><text:span text:style-name="T95">once(function);</text:span></text:span></text:p>
            <text:p text:style-name="P26"><text:span text:style-name="Source_20_Text"><text:span text:style-name="T88">tap(function): function(</text:span></text:span><text:span text:style-name="Source_20_Text"><text:span text:style-name="T96">value</text:span></text:span><text:span text:style-name="Source_20_Text"><text:span text:style-name="T88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7"><text:span text:style-name="Source_20_Text"><text:span text:style-name="T12">randomBoolean</text:span></text:span><text:span text:style-name="Source_20_Text"><text:span text:style-name="T14">();</text:span></text:span></text:p>
            <text:p text:style-name="P27"><text:span text:style-name="Source_20_Text"><text:span text:style-name="T97">r</text:span></text:span><text:span text:style-name="Source_20_Text"><text:span text:style-name="T14">andomUUIDv7</text:span></text:span><text:span text:style-name="Source_20_Text"><text:span text:style-name="T98">(</text:span></text:span><text:span text:style-name="Source_20_Text"><text:span text:style-name="T99">v4=false</text:span></text:span><text:span text:style-name="Source_20_Text"><text:span text:style-name="T98">);</text:span></text:span></text:p>
            <text:p text:style-name="P27"><text:span text:style-name="Source_20_Text"><text:span text:style-name="T100">timestampID([size=21[,alphabet=</text:span></text:span><text:span text:style-name="Source_20_Text"><text:span text:style-name="T101">"123456789ABCDEFGHJKLMNPQRSTUVWXYZabcdefghijkmnopqrstuvwxyz"</text:span></text:span><text:span text:style-name="Source_20_Text"><text:span text:style-name="T100">]]);</text:span></text:span></text:p>
            <text:p text:style-name="P27"><text:span text:style-name="Source_20_Text"><text:span text:style-name="T81">nanoid([size=21[,alphabet="A-Za-z0-9_-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8"><text:span text:style-name="Source_20_Text"><text:span text:style-name="T12">createPolyfillMethod(o</text:span></text:span><text:span text:style-name="Source_20_Text"><text:span text:style-name="T102">b</text:span></text:span><text:span text:style-name="Source_20_Text"><text:span text:style-name="T103">ject</text:span></text:span><text:span text:style-name="Source_20_Text"><text:span text:style-name="T12">,</text:span></text:span><text:span text:style-name="Source_20_Text"><text:span text:style-name="T104">prop</text:span></text:span><text:span text:style-name="Source_20_Text"><text:span text:style-name="T12">,v</text:span></text:span><text:span text:style-name="Source_20_Text"><text:span text:style-name="T105">alu</text:span></text:span><text:span text:style-name="Source_20_Text"><text:span text:style-name="T106">e</text:span></text:span><text:span text:style-name="Source_20_Text"><text:span text:style-name="T12">);</text:span></text:span></text:p>
            <text:p text:style-name="P28"><text:span text:style-name="Source_20_Text"><text:span text:style-name="T12">createPolyfillProperty(o</text:span></text:span><text:span text:style-name="Source_20_Text"><text:span text:style-name="T102">b</text:span></text:span><text:span text:style-name="Source_20_Text"><text:span text:style-name="T103">ject</text:span></text:span><text:span text:style-name="Source_20_Text"><text:span text:style-name="T12">,</text:span></text:span><text:span text:style-name="Source_20_Text"><text:span text:style-name="T104">prop</text:span></text:span><text:span text:style-name="Source_20_Text"><text:span text:style-name="T12">,v</text:span></text:span><text:span text:style-name="Source_20_Text"><text:span text:style-name="T107">alu</text:span></text:span><text:span text:style-name="Source_20_Text"><text:span text:style-name="T108">e</text:span></text:span><text:span text:style-name="Source_20_Text"><text:span text:style-name="T12">);</text:span></text:span></text:p>
            <text:p text:style-name="P28"><text:span text:style-name="Source_20_Text"><text:span text:style-name="T12">getUrlVars([str=location.search]);</text:span></text:span></text:p>
            <text:p text:style-name="P28"><text:span text:style-name="Source_20_Text"><text:span text:style-name="T12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String API</text:p>
          </table:table-cell>
          <table:table-cell table:style-name="Table5.A1" office:value-type="string">
            <text:p text:style-name="P31"><text:span text:style-name="Source_20_Text"><text:span text:style-name="T109">Assertion API</text:span></text:span></text:p>
          </table:table-cell>
          <table:table-cell table:style-name="Table5.C1" office:value-type="string">
            <text:p text:style-name="P32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33"><text:span text:style-name="Source_20_Text"><text:span text:style-name="T12"/></text:span></text:p>
            <text:p text:style-name="P34"><text:span text:style-name="Source_20_Text"><text:span text:style-name="T12">b64Decode(s</text:span></text:span><text:span text:style-name="Source_20_Text"><text:span text:style-name="T72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5"><text:span text:style-name="Source_20_Text"><text:span text:style-name="T12">b64Encode(string);</text:span></text:span></text:p>
            <text:p text:style-name="P35"><text:span text:style-name="Source_20_Text"><text:span text:style-name="T12"/></text:span></text:p>
            <text:p text:style-name="P34"><text:span text:style-name="Source_20_Text"><text:span text:style-name="T12">strAt(s</text:span></text:span><text:span text:style-name="Source_20_Text"><text:span text:style-name="T110">tri</text:span></text:span><text:span text:style-name="Source_20_Text"><text:span text:style-name="T111">ng</text:span></text:span><text:span text:style-name="Source_20_Text"><text:span text:style-name="T12">,index[,newChar]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apitaliz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odePoints(s</text:span></text:span><text:span text:style-name="Source_20_Text"><text:span text:style-name="T114">t</text:span></text:span><text:span text:style-name="Source_20_Text"><text:span text:style-name="T115">ri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DownFirst(s</text:span></text:span><text:span text:style-name="Source_20_Text"><text:span text:style-name="T116">tri</text:span></text:span><text:span text:style-name="Source_20_Text"><text:span text:style-name="T90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FromCodePoints(i</text:span></text:span><text:span text:style-name="Source_20_Text"><text:span text:style-name="T117">terator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Escap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</text:span></text:span><text:span text:style-name="Source_20_Text"><text:span text:style-name="T118">HTML</text:span></text:span><text:span text:style-name="Source_20_Text"><text:span text:style-name="T12">RemoveTags(string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</text:span></text:span><text:span text:style-name="Source_20_Text"><text:span text:style-name="T119">Un</text:span></text:span><text:span text:style-name="Source_20_Text"><text:span text:style-name="T12">Escap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Proper</text:span></text:span><text:span text:style-name="Source_20_Text"><text:span text:style-name="T120">c</text:span></text:span><text:span text:style-name="Source_20_Text"><text:span text:style-name="T12">as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2">); </text:span></text:span></text:p>
            <text:p text:style-name="P33"><text:span text:style-name="Source_20_Text"><text:span text:style-name="T121"/></text:span></text:p>
            <text:p text:style-name="P34"><text:span text:style-name="Source_20_Text"><text:span text:style-name="T12">strReverse(s</text:span></text:span><text:span text:style-name="Source_20_Text"><text:span text:style-name="T47">t</text:span></text:span><text:span text:style-name="Source_20_Text"><text:span text:style-name="T113">ring</text:span></text:span><text:span text:style-name="Source_20_Text"><text:span text:style-name="T12">);</text:span></text:span></text:p>
            <text:p text:style-name="P34"><text:span text:style-name="Source_20_Text"><text:span text:style-name="T121"/></text:span></text:p>
            <text:p text:style-name="P34"><text:span text:style-name="Source_20_Text"><text:span text:style-name="T12">strSplice(</text:span></text:span><text:span text:style-name="Source_20_Text"><text:span text:style-name="T110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2">]);</text:span></text:span></text:p>
            <text:p text:style-name="P34"><text:span text:style-name="Source_20_Text"><text:span text:style-name="T121"/></text:span></text:p>
            <text:p text:style-name="P34"><text:span text:style-name="Source_20_Text"><text:span text:style-name="T121">s</text:span></text:span><text:span text:style-name="Source_20_Text"><text:span text:style-name="T12">tr</text:span></text:span><text:span text:style-name="Source_20_Text"><text:span text:style-name="T123">T</text:span></text:span><text:span text:style-name="Source_20_Text"><text:span text:style-name="T124">itle</text:span></text:span><text:span text:style-name="Source_20_Text"><text:span text:style-name="T120">c</text:span></text:span><text:span text:style-name="Source_20_Text"><text:span text:style-name="T12">as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4"><text:span text:style-name="Source_20_Text"><text:span text:style-name="T125">strTruncate(st</text:span></text:span><text:span text:style-name="Source_20_Text"><text:span text:style-name="T115">ring</text:span></text:span><text:span text:style-name="Source_20_Text"><text:span text:style-name="T125">);</text:span></text:span></text:p>
            <text:p text:style-name="P34"><text:span text:style-name="Source_20_Text"><text:span text:style-name="T125"/></text:span></text:p>
            <text:p text:style-name="P34"><text:span text:style-name="Source_20_Text"><text:span text:style-name="T12">strUpFirst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2">);</text:span></text:span></text:p>
          </table:table-cell>
          <table:table-cell table:style-name="Table5.B2" table:number-rows-spanned="4" office:value-type="string">
            <text:p text:style-name="P36"><text:span text:style-name="Source_20_Text"><text:span text:style-name="T115"/></text:span></text:p>
            <text:p text:style-name="P36"><text:span text:style-name="Source_20_Text"><text:span text:style-name="T115">a</text:span></text:span><text:span text:style-name="Source_20_Text"><text:span text:style-name="T12">ssert</text:span></text:span><text:span text:style-name="Source_20_Text"><text:span text:style-name="T115">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7"><text:span text:style-name="Source_20_Text"><text:span text:style-name="T115">assertTrue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8"><text:span text:style-name="Source_20_Text"><text:span text:style-name="T115"/></text:span></text:p>
            <text:p text:style-name="P37"><text:span text:style-name="Source_20_Text"><text:span text:style-name="T115">assertFalse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8"><text:span text:style-name="Source_20_Text"><text:span text:style-name="T115"/></text:span></text:p>
            <text:p text:style-name="P39"><text:span text:style-name="Source_20_Text"><text:span text:style-name="T127">assertThrows</text:span></text:span><text:span text:style-name="Source_20_Text"><text:span text:style-name="T128">(callback[,message</text:span></text:span><text:span text:style-name="Source_20_Text"><text:span text:style-name="T126">|error</text:span></text:span><text:span text:style-name="Source_20_Text"><text:span text:style-name="T128">]);</text:span></text:span></text:p>
            <text:p text:style-name="P40"><text:span text:style-name="Source_20_Text"><text:span text:style-name="T128"/></text:span></text:p>
            <text:p text:style-name="P41"><text:span text:style-name="Source_20_Text"><text:span text:style-name="T129">assertFail(m</text:span></text:span><text:span text:style-name="Source_20_Text"><text:span text:style-name="T130">essage</text:span></text:span><text:span text:style-name="Source_20_Text"><text:span text:style-name="T131">|</text:span></text:span><text:span text:style-name="Source_20_Text"><text:span text:style-name="T132">error</text:span></text:span><text:span text:style-name="Source_20_Text"><text:span text:style-name="T129">);</text:span></text:span></text:p>
            <text:p text:style-name="P42"><text:span text:style-name="Source_20_Text"><text:span text:style-name="T115"/></text:span></text:p>
            <text:p text:style-name="P37"><text:span text:style-name="Source_20_Text"><text:span text:style-name="T115">assertEqual(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7"><text:span text:style-name="Source_20_Text"><text:span text:style-name="T115">assertNotEqual</text:span></text:span><text:span text:style-name="Source_20_Text"><text:span text:style-name="T133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42"><text:span text:style-name="Source_20_Text"><text:span text:style-name="T115"/></text:span></text:p>
            <text:p text:style-name="P37"><text:span text:style-name="Source_20_Text"><text:span text:style-name="T115">assert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7"><text:span text:style-name="Source_20_Text"><text:span text:style-name="T115">assertNot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42"><text:span text:style-name="Source_20_Text"><text:span text:style-name="T115"/></text:span></text:p>
            <text:p text:style-name="P37"><text:span text:style-name="Source_20_Text"><text:span text:style-name="T115">assertDeep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7"><text:span text:style-name="Source_20_Text"><text:span text:style-name="T115">assertNotDeep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42"><text:span text:style-name="Source_20_Text"><text:span text:style-name="T115"/></text:span></text:p>
            <text:p text:style-name="P37"><text:span text:style-name="Source_20_Text"><text:span text:style-name="T115">assertDeep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7"><text:span text:style-name="Source_20_Text"><text:span text:style-name="T115">assertNotDeepStrictEqual</text:span></text:span><text:span text:style-name="Source_20_Text"><text:span text:style-name="T134">(</text:span></text:span><text:span text:style-name="Source_20_Text"><text:span text:style-name="T115">value1,value2[,</text:span></text:span><text:span text:style-name="Source_20_Text"><text:span text:style-name="T126">message|error</text:span></text:span><text:span text:style-name="Source_20_Text"><text:span text:style-name="T115">]);</text:span></text:span></text:p>
            <text:p text:style-name="P43"/>
            <text:p text:style-name="P44"><text:span text:style-name="Source_20_Text"><text:span text:style-name="T127">assertIs(value,</text:span></text:span><text:span text:style-name="Source_20_Text"><text:span text:style-name="T135">exptectedType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44"><text:span text:style-name="Source_20_Text"><text:span text:style-name="T127">assertIsNot(value,</text:span></text:span><text:span text:style-name="Source_20_Text"><text:span text:style-name="T135">exptectedType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42"><text:span text:style-name="Source_20_Text"><text:span text:style-name="T127"/></text:span></text:p>
            <text:p text:style-name="P37"><text:span text:style-name="Source_20_Text"><text:span text:style-name="T127">assertIsN</text:span></text:span><text:span text:style-name="Source_20_Text"><text:span text:style-name="T136">ullish</text:span></text:span><text:span text:style-name="Source_20_Text"><text:span text:style-name="T127">(value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7"><text:span text:style-name="Source_20_Text"><text:span text:style-name="T127">assertIsNotN</text:span></text:span><text:span text:style-name="Source_20_Text"><text:span text:style-name="T136">ullish</text:span></text:span><text:span text:style-name="Source_20_Text"><text:span text:style-name="T127">(value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43"><text:span text:style-name="Source_20_Text"><text:span text:style-name="T127"/></text:span></text:p>
            <text:p text:style-name="P37"><text:span text:style-name="Source_20_Text"><text:span text:style-name="T127">assertMatch(s</text:span></text:span><text:span text:style-name="Source_20_Text"><text:span text:style-name="T137">tring</text:span></text:span><text:span text:style-name="Source_20_Text"><text:span text:style-name="T127">,r</text:span></text:span><text:span text:style-name="Source_20_Text"><text:span text:style-name="T137">egexp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7"><text:span text:style-name="Source_20_Text"><text:span text:style-name="T137">assertD</text:span></text:span><text:span text:style-name="Source_20_Text"><text:span text:style-name="T127">oesNotMatch(s</text:span></text:span><text:span text:style-name="Source_20_Text"><text:span text:style-name="T137">tring</text:span></text:span><text:span text:style-name="Source_20_Text"><text:span text:style-name="T127">,r</text:span></text:span><text:span text:style-name="Source_20_Text"><text:span text:style-name="T137">egexp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</table:table-cell>
          <table:table-cell table:style-name="Table5.C2" office:value-type="string">
            <text:p text:style-name="P45">sum(value1[,valueN]);</text:p>
            <text:p text:style-name="P45">avg(value1[,valueN]);</text:p>
            <text:p text:style-name="P45">product(value1[,valueN]);</text:p>
            <text:p text:style-name="P45">clamp(value,min,max);</text:p>
            <text:p text:style-name="P45"><text:span text:style-name="T138">minmax</text:span>(value,min,max);</text:p>
            <text:p text:style-name="P46"><text:span text:style-name="Source_20_Text"><text:span text:style-name="T12">inRange(value,min,max);</text:span></text:span></text:p>
            <text:p text:style-name="P46"><text:span text:style-name="Source_20_Text"><text:span text:style-name="T139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7"><text:span text:style-name="Source_20_Text"><text:span text:style-name="T12">randomInt([max]);</text:span></text:span></text:p>
            <text:p text:style-name="P47"><text:span text:style-name="Source_20_Text"><text:span text:style-name="T12">randomInt(min,max);</text:span></text:span></text:p>
            <text:p text:style-name="P47"><text:span text:style-name="Source_20_Text"><text:span text:style-name="T12">randomFloat([max]);</text:span></text:span></text:p>
            <text:p text:style-name="P47"><text:span text:style-name="Source_20_Text"><text:span text:style-name="T12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8">isEven(value);</text:p>
            <text:p text:style-name="P48">isOdd(valu<text:span text:style-name="T140">e</text:span>);</text:p>
            <text:p text:style-name="P49">isInt8(value);</text:p>
            <text:p text:style-name="P49">isInt16(value);</text:p>
            <text:p text:style-name="P49">isUInt32(value);</text:p>
            <text:p text:style-name="P49">isUInt8(value);</text:p>
            <text:p text:style-name="P49">isUInt16(value);</text:p>
            <text:p text:style-name="P49">isInt32(value);</text:p>
            <text:p text:style-name="P49">isBigInt64(value);</text:p>
            <text:p text:style-name="P50"><text:span text:style-name="T141">i</text:span><text:span text:style-name="T142">s</text:span>BigUInt64(value);</text:p>
            <text:p text:style-name="P50"><text:span text:style-name="T142">is</text:span>Float<text:span text:style-name="T143">16</text:span>(value);</text:p>
            <text:p text:style-name="P47"><text:span text:style-name="Source_20_Text"><text:span text:style-name="T139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39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7"><text:span text:style-name="Source_20_Text"><text:span text:style-name="T105">toInteger(valu</text:span></text:span><text:span text:style-name="Source_20_Text"><text:span text:style-name="T106">e</text:span></text:span><text:span text:style-name="Source_20_Text"><text:span text:style-name="T105">);</text:span></text:span></text:p>
            <text:p text:style-name="P51"><text:span text:style-name="Source_20_Text"><text:span text:style-name="T144">toIntegerOrInfinity(value);</text:span></text:span></text:p>
            <text:p text:style-name="P48"><text:span text:style-name="T145">t</text:span><text:span text:style-name="T146">oInt8(value);</text:span></text:p>
            <text:p text:style-name="P50">toInt16(value);</text:p>
            <text:p text:style-name="P50">toInt32(value);</text:p>
            <text:p text:style-name="P50">toUInt8(value);</text:p>
            <text:p text:style-name="P50">toUInt<text:span text:style-name="T147">1</text:span>6(value);</text:p>
            <text:p text:style-name="P50">toUInt32(value;</text:p>
            <text:p text:style-name="P50">toBigInt64(value);</text:p>
            <text:p text:style-name="P50">toBigUInt64(value);</text:p>
            <text:p text:style-name="P50"><text:span text:style-name="T147">toFloat</text:span><text:span text:style-name="T142">16</text:span><text:span text:style-name="T147">(value);</text:span></text:p>
            <text:p text:style-name="P49"><text:span text:style-name="Source_20_Text"><text:span text:style-name="T148">toFloat32(value);</text:span></text:span></text:p>
          </table:table-cell>
        </table:table-row>
      </table:table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3"><text:span text:style-name="Source_20_Text"><text:span text:style-name="T149">Collections </text:span></text:span><text:span text:style-name="Source_20_Text"><text:span text:style-name="T150">API</text:span></text:span></text:p>
          </table:table-cell>
          <table:covered-table-cell/>
          <table:table-cell table:style-name="Table4.C1" office:value-type="string">
            <text:p text:style-name="P54">Polyfills</text:p>
          </table:table-cell>
        </table:table-row>
        <table:table-row>
          <table:table-cell table:style-name="Table4.A2" office:value-type="string">
            <text:p text:style-name="P55"><text:span text:style-name="Source_20_Text"><text:span text:style-name="T151">castArray</text:span></text:span><text:span text:style-name="Source_20_Text"><text:span text:style-name="T152">(value);</text:span></text:span></text:p>
            <text:p text:style-name="P55"><text:span text:style-name="Source_20_Text"><text:span text:style-name="T152">compact</text:span></text:span><text:span text:style-name="Source_20_Text"><text:span text:style-name="T153">(iterator);</text:span></text:span></text:p>
            <text:p text:style-name="P55"><text:span text:style-name="Source_20_Text"><text:span text:style-name="T151">arrayDeepClone(array);</text:span></text:span></text:p>
            <text:p text:style-name="P55"><text:span text:style-name="Source_20_Text"><text:span text:style-name="T151">arrayMerge(target,so</text:span></text:span><text:span text:style-name="Source_20_Text"><text:span text:style-name="T154">ur</text:span></text:span><text:span text:style-name="Source_20_Text"><text:span text:style-name="T155">c</text:span></text:span><text:span text:style-name="Source_20_Text"><text:span text:style-name="T151">e</text:span></text:span><text:span text:style-name="Source_20_Text"><text:span text:style-name="T154">1</text:span></text:span><text:span text:style-name="Source_20_Text"><text:span text:style-name="T151">[,</text:span></text:span><text:span text:style-name="Source_20_Text"><text:span text:style-name="T155">s</text:span></text:span><text:span text:style-name="Source_20_Text"><text:span text:style-name="T154">ou</text:span></text:span><text:span text:style-name="Source_20_Text"><text:span text:style-name="T155">r</text:span></text:span><text:span text:style-name="Source_20_Text"><text:span text:style-name="T154">ce</text:span></text:span><text:span text:style-name="Source_20_Text"><text:span text:style-name="T151">N]);</text:span></text:span></text:p>
            <text:p text:style-name="P56"><text:span text:style-name="Source_20_Text"><text:span text:style-name="T156">arrayAdd</text:span></text:span><text:span text:style-name="Source_20_Text"><text:span text:style-name="T151">(array,value);</text:span></text:span></text:p>
            <text:p text:style-name="P56"><text:span text:style-name="Source_20_Text"><text:span text:style-name="T151">arrayClear(array); </text:span></text:span></text:p>
            <text:p text:style-name="P56"><text:span text:style-name="Source_20_Text"><text:span text:style-name="T157">arrayRemove(array,value[,all </text:span></text:span><text:span text:style-name="Source_20_Text"><text:span text:style-name="T158">= false</text:span></text:span><text:span text:style-name="Source_20_Text"><text:span text:style-name="T157">]);</text:span></text:span></text:p>
            <text:p text:style-name="P57"><text:span text:style-name="Source_20_Text"><text:span text:style-name="T157">arrayRemove</text:span></text:span><text:span text:style-name="Source_20_Text"><text:span text:style-name="T159">By</text:span></text:span><text:span text:style-name="Source_20_Text"><text:span text:style-name="T157">(array,c</text:span></text:span><text:span text:style-name="Source_20_Text"><text:span text:style-name="T159">allback</text:span></text:span><text:span text:style-name="Source_20_Text"><text:span text:style-name="T157">[,all</text:span></text:span><text:span text:style-name="Source_20_Text"><text:span text:style-name="T158">=false</text:span></text:span><text:span text:style-name="Source_20_Text"><text:span text:style-name="T157">]);</text:span></text:span></text:p>
            <text:p text:style-name="P58"><text:span text:style-name="Source_20_Text"><text:span text:style-name="T160"/></text:span></text:p>
            <text:p text:style-name="P58"><text:span text:style-name="Source_20_Text"><text:span text:style-name="T160">arrayRange([start=0[,end = </text:span></text:span><text:span text:style-name="Source_20_Text"><text:span text:style-name="T161">99</text:span></text:span><text:span text:style-name="Source_20_Text"><text:span text:style-name="T160">[,step = 1]]]);</text:span></text:span></text:p>
            <text:p text:style-name="P59"><text:span text:style-name="Source_20_Text"><text:span text:style-name="T162">iterRange([start=0[,step=1[,end=Infinity]]]);</text:span></text:span></text:p>
            <text:p text:style-name="P59"><text:span text:style-name="Source_20_Text"><text:span text:style-name="T162"/></text:span></text:p>
            <text:p text:style-name="P60"><text:span text:style-name="Source_20_Text"><text:span text:style-name="T81">arrayCycle(i</text:span></text:span><text:span text:style-name="Source_20_Text"><text:span text:style-name="T163">terator</text:span></text:span><text:span text:style-name="Source_20_Text"><text:span text:style-name="T81">[,n </text:span></text:span><text:span text:style-name="Source_20_Text"><text:span text:style-name="T164">= 100</text:span></text:span><text:span text:style-name="Source_20_Text"><text:span text:style-name="T81">]);</text:span></text:span></text:p>
            <text:p text:style-name="P59"><text:span text:style-name="Source_20_Text"><text:span text:style-name="T162">iterCycle(iter</text:span></text:span><text:span text:style-name="Source_20_Text"><text:span text:style-name="T165">ator</text:span></text:span><text:span text:style-name="Source_20_Text"><text:span text:style-name="T162">[,n </text:span></text:span><text:span text:style-name="Source_20_Text"><text:span text:style-name="T166">= Infinity</text:span></text:span><text:span text:style-name="Source_20_Text"><text:span text:style-name="T162">]);</text:span></text:span></text:p>
            <text:p text:style-name="P61"><text:span text:style-name="Source_20_Text"><text:span text:style-name="T81"/></text:span></text:p>
            <text:p text:style-name="P61"><text:span text:style-name="Source_20_Text"><text:span text:style-name="T81">arrayRepeat(value[,n </text:span></text:span><text:span text:style-name="Source_20_Text"><text:span text:style-name="T167">= 100</text:span></text:span><text:span text:style-name="Source_20_Text"><text:span text:style-name="T81">]);</text:span></text:span></text:p>
            <text:p text:style-name="P59"><text:span text:style-name="Source_20_Text"><text:span text:style-name="T81">iterRepeat(value[,n </text:span></text:span><text:span text:style-name="Source_20_Text"><text:span text:style-name="T166">= Infinity</text:span></text:span><text:span text:style-name="Source_20_Text"><text:span text:style-name="T81">]);</text:span></text:span></text:p>
            <text:p text:style-name="P62"><text:span text:style-name="Source_20_Text"><text:span text:style-name="T168"/></text:span></text:p>
            <text:p text:style-name="P62"><text:span text:style-name="Source_20_Text"><text:span text:style-name="T168">unique(iterator[,resolver]);</text:span></text:span></text:p>
            <text:p text:style-name="P62"><text:span text:style-name="Source_20_Text"><text:span text:style-name="T162">slice(i</text:span></text:span><text:span text:style-name="Source_20_Text"><text:span text:style-name="T163">terator</text:span></text:span><text:span text:style-name="Source_20_Text"><text:span text:style-name="T162">[,begin=0[,end = Infinity]]);</text:span></text:span></text:p>
            <text:p text:style-name="P60"><text:span text:style-name="Source_20_Text"><text:span text:style-name="T162">withOut(i</text:span></text:span><text:span text:style-name="Source_20_Text"><text:span text:style-name="T163">terator</text:span></text:span><text:span text:style-name="Source_20_Text"><text:span text:style-name="T162">,filter</text:span></text:span><text:span text:style-name="Source_20_Text"><text:span text:style-name="T163">Iterator</text:span></text:span><text:span text:style-name="Source_20_Text"><text:span text:style-name="T162">);</text:span></text:span></text:p>
            <text:p text:style-name="P63"><text:span text:style-name="Source_20_Text"><text:span text:style-name="T81">reduce(i</text:span></text:span><text:span text:style-name="Source_20_Text"><text:span text:style-name="T163">terator</text:span></text:span><text:span text:style-name="Source_20_Text"><text:span text:style-name="T81">,callback[,initialvalue]);</text:span></text:span></text:p>
            <text:p text:style-name="P63"><text:span text:style-name="Source_20_Text"><text:span text:style-name="T169">count</text:span></text:span><text:span text:style-name="Source_20_Text"><text:span text:style-name="T81">(i</text:span></text:span><text:span text:style-name="Source_20_Text"><text:span text:style-name="T163">terator</text:span></text:span><text:span text:style-name="Source_20_Text"><text:span text:style-name="T81">,callback);</text:span></text:span></text:p>
            <text:p text:style-name="P63"><text:span text:style-name="Source_20_Text"><text:span text:style-name="T81"/></text:span></text:p>
            <text:p text:style-name="P63"><text:span text:style-name="Source_20_Text"><text:span text:style-name="T81">take(i</text:span></text:span><text:span text:style-name="Source_20_Text"><text:span text:style-name="T163">terator</text:span></text:span><text:span text:style-name="Source_20_Text"><text:span text:style-name="T81">[,n </text:span></text:span><text:span text:style-name="Source_20_Text"><text:span text:style-name="T170">= 1</text:span></text:span><text:span text:style-name="Source_20_Text"><text:span text:style-name="T81">]);</text:span></text:span></text:p>
            <text:p text:style-name="P63"><text:span text:style-name="Source_20_Text"><text:span text:style-name="T81">takeWhile(i</text:span></text:span><text:span text:style-name="Source_20_Text"><text:span text:style-name="T163">terator</text:span></text:span><text:span text:style-name="Source_20_Text"><text:span text:style-name="T81">,callback);</text:span></text:span></text:p>
            <text:p text:style-name="P63"><text:span text:style-name="Source_20_Text"><text:span text:style-name="T81">takeRight(i</text:span></text:span><text:span text:style-name="Source_20_Text"><text:span text:style-name="T163">terator</text:span></text:span><text:span text:style-name="Source_20_Text"><text:span text:style-name="T81">[,n </text:span></text:span><text:span text:style-name="Source_20_Text"><text:span text:style-name="T170">= 1</text:span></text:span><text:span text:style-name="Source_20_Text"><text:span text:style-name="T81">]);</text:span></text:span></text:p>
            <text:p text:style-name="P63"><text:span text:style-name="Source_20_Text"><text:span text:style-name="T81">takeRightWhile(i</text:span></text:span><text:span text:style-name="Source_20_Text"><text:span text:style-name="T163">terator</text:span></text:span><text:span text:style-name="Source_20_Text"><text:span text:style-name="T81">,callback);</text:span></text:span></text:p>
            <text:p text:style-name="P63"><text:span text:style-name="Source_20_Text"><text:span text:style-name="T81">drop(i</text:span></text:span><text:span text:style-name="Source_20_Text"><text:span text:style-name="T163">terator</text:span></text:span><text:span text:style-name="Source_20_Text"><text:span text:style-name="T81">[,n </text:span></text:span><text:span text:style-name="Source_20_Text"><text:span text:style-name="T170">= 1</text:span></text:span><text:span text:style-name="Source_20_Text"><text:span text:style-name="T81">]);</text:span></text:span><text:span text:style-name="Source_20_Text"><text:span text:style-name="T171"> </text:span></text:span></text:p>
            <text:p text:style-name="P63"><text:span text:style-name="Source_20_Text"><text:span text:style-name="T81">dropWhile(i</text:span></text:span><text:span text:style-name="Source_20_Text"><text:span text:style-name="T163">terator</text:span></text:span><text:span text:style-name="Source_20_Text"><text:span text:style-name="T81">,callback);</text:span></text:span></text:p>
            <text:p text:style-name="P63"><text:span text:style-name="Source_20_Text"><text:span text:style-name="T81">dropRight(i</text:span></text:span><text:span text:style-name="Source_20_Text"><text:span text:style-name="T163">terator</text:span></text:span><text:span text:style-name="Source_20_Text"><text:span text:style-name="T81">[,n </text:span></text:span><text:span text:style-name="Source_20_Text"><text:span text:style-name="T170">= 1</text:span></text:span><text:span text:style-name="Source_20_Text"><text:span text:style-name="T81">]);</text:span></text:span></text:p>
            <text:p text:style-name="P63"><text:span text:style-name="Source_20_Text"><text:span text:style-name="T81">dropRightWhile(i</text:span></text:span><text:span text:style-name="Source_20_Text"><text:span text:style-name="T163">terator</text:span></text:span><text:span text:style-name="Source_20_Text"><text:span text:style-name="T81">,callback);</text:span></text:span></text:p>
            <text:p text:style-name="P63"><text:span text:style-name="Source_20_Text"><text:span text:style-name="T81"/></text:span></text:p>
            <text:p text:style-name="P64"><text:span text:style-name="Source_20_Text"><text:span text:style-name="T81">isSuperset(superCollection,subCollection);</text:span></text:span></text:p>
            <text:p text:style-name="P63"><text:span text:style-name="Source_20_Text"><text:span text:style-name="T81">setDifference(</text:span></text:span><text:span text:style-name="Source_20_Text"><text:span text:style-name="T172">set1,set2</text:span></text:span><text:span text:style-name="Source_20_Text"><text:span text:style-name="T81">);</text:span></text:span></text:p>
            <text:p text:style-name="P64"><text:span text:style-name="Source_20_Text"><text:span text:style-name="T81">setIntersection(</text:span></text:span><text:span text:style-name="Source_20_Text"><text:span text:style-name="T172">set1,set2</text:span></text:span><text:span text:style-name="Source_20_Text"><text:span text:style-name="T81">);</text:span></text:span></text:p>
            <text:p text:style-name="P64"><text:span text:style-name="Source_20_Text"><text:span text:style-name="T81">setSymmetricDifference(</text:span></text:span><text:span text:style-name="Source_20_Text"><text:span text:style-name="T172">set1,set2</text:span></text:span><text:span text:style-name="Source_20_Text"><text:span text:style-name="T81">);</text:span></text:span></text:p>
            <text:p text:style-name="P64"><text:span text:style-name="Source_20_Text"><text:span text:style-name="T81">setUnion(iterator1[,iteratorN] );</text:span></text:span></text:p>
          </table:table-cell>
          <table:table-cell table:style-name="Table4.B2" office:value-type="string">
            <text:p text:style-name="P60"><text:span text:style-name="Source_20_Text"><text:span text:style-name="T173">forEach</text:span></text:span><text:span text:style-name="Source_20_Text"><text:span text:style-name="T162">(i</text:span></text:span><text:span text:style-name="Source_20_Text"><text:span text:style-name="T163">terator</text:span></text:span><text:span text:style-name="Source_20_Text"><text:span text:style-name="T162">,callback);</text:span></text:span></text:p>
            <text:p text:style-name="P65"><text:span text:style-name="Source_20_Text"><text:span text:style-name="T174">map(i</text:span></text:span><text:span text:style-name="Source_20_Text"><text:span text:style-name="T175">terator</text:span></text:span><text:span text:style-name="Source_20_Text"><text:span text:style-name="T174">,callback);</text:span></text:span></text:p>
            <text:p text:style-name="P63"><text:span text:style-name="Source_20_Text"><text:span text:style-name="T162">enumerate(i</text:span></text:span><text:span text:style-name="Source_20_Text"><text:span text:style-name="T163">terator</text:span></text:span><text:span text:style-name="Source_20_Text"><text:span text:style-name="T162">[,offset = 0]);</text:span></text:span></text:p>
            <text:p text:style-name="P63"><text:span text:style-name="Source_20_Text"><text:span text:style-name="T81">size(i</text:span></text:span><text:span text:style-name="Source_20_Text"><text:span text:style-name="T163">terator</text:span></text:span><text:span text:style-name="Source_20_Text"><text:span text:style-name="T81">);</text:span></text:span></text:p>
            <text:p text:style-name="P66"><text:span text:style-name="Source_20_Text"><text:span text:style-name="T176"/></text:span></text:p>
            <text:p text:style-name="P63"><text:span text:style-name="Source_20_Text"><text:span text:style-name="T81">every(i</text:span></text:span><text:span text:style-name="Source_20_Text"><text:span text:style-name="T163">terator</text:span></text:span><text:span text:style-name="Source_20_Text"><text:span text:style-name="T81">,c</text:span></text:span><text:span text:style-name="Source_20_Text"><text:span text:style-name="T177">allback</text:span></text:span><text:span text:style-name="Source_20_Text"><text:span text:style-name="T81">);</text:span></text:span></text:p>
            <text:p text:style-name="P63"><text:span text:style-name="Source_20_Text"><text:span text:style-name="T81">some(i</text:span></text:span><text:span text:style-name="Source_20_Text"><text:span text:style-name="T163">terator</text:span></text:span><text:span text:style-name="Source_20_Text"><text:span text:style-name="T81">,c</text:span></text:span><text:span text:style-name="Source_20_Text"><text:span text:style-name="T177">allback</text:span></text:span><text:span text:style-name="Source_20_Text"><text:span text:style-name="T81">);</text:span></text:span><text:span text:style-name="Source_20_Text"><text:span text:style-name="T178"> </text:span></text:span></text:p>
            <text:p text:style-name="P63"><text:span text:style-name="Source_20_Text"><text:span text:style-name="T162">none(i</text:span></text:span><text:span text:style-name="Source_20_Text"><text:span text:style-name="T163">terator</text:span></text:span><text:span text:style-name="Source_20_Text"><text:span text:style-name="T162">,c</text:span></text:span><text:span text:style-name="Source_20_Text"><text:span text:style-name="T177">allback</text:span></text:span><text:span text:style-name="Source_20_Text"><text:span text:style-name="T162">);</text:span></text:span></text:p>
            <text:p text:style-name="P63"><text:span text:style-name="Source_20_Text"><text:span text:style-name="T162"/></text:span></text:p>
            <text:p text:style-name="P63"><text:span text:style-name="Source_20_Text"><text:span text:style-name="T81">includes(</text:span></text:span><text:span text:style-name="Source_20_Text"><text:span text:style-name="T179">collection</text:span></text:span><text:span text:style-name="Source_20_Text"><text:span text:style-name="T81">,</text:span></text:span><text:span text:style-name="Source_20_Text"><text:span text:style-name="T180">value</text:span></text:span><text:span text:style-name="Source_20_Text"><text:span text:style-name="T179">[,comparator]</text:span></text:span><text:span text:style-name="Source_20_Text"><text:span text:style-name="T81">);</text:span></text:span></text:p>
            <text:p text:style-name="P63"><text:span text:style-name="Source_20_Text"><text:span text:style-name="T81">find(i</text:span></text:span><text:span text:style-name="Source_20_Text"><text:span text:style-name="T163">terator</text:span></text:span><text:span text:style-name="Source_20_Text"><text:span text:style-name="T81">,c</text:span></text:span><text:span text:style-name="Source_20_Text"><text:span text:style-name="T177">allback</text:span></text:span><text:span text:style-name="Source_20_Text"><text:span text:style-name="T81">);</text:span></text:span></text:p>
            <text:p text:style-name="P63"><text:span text:style-name="Source_20_Text"><text:span text:style-name="T81">findLast(i</text:span></text:span><text:span text:style-name="Source_20_Text"><text:span text:style-name="T163">terator</text:span></text:span><text:span text:style-name="Source_20_Text"><text:span text:style-name="T81">,callback);</text:span></text:span></text:p>
            <text:p text:style-name="P63"><text:span text:style-name="Source_20_Text"><text:span text:style-name="T81">filter(i</text:span></text:span><text:span text:style-name="Source_20_Text"><text:span text:style-name="T163">terator</text:span></text:span><text:span text:style-name="Source_20_Text"><text:span text:style-name="T81">,c</text:span></text:span><text:span text:style-name="Source_20_Text"><text:span text:style-name="T177">allback</text:span></text:span><text:span text:style-name="Source_20_Text"><text:span text:style-name="T81">);</text:span></text:span></text:p>
            <text:p text:style-name="P63"><text:span text:style-name="Source_20_Text"><text:span text:style-name="T181">reject(i</text:span></text:span><text:span text:style-name="Source_20_Text"><text:span text:style-name="T163">terator</text:span></text:span><text:span text:style-name="Source_20_Text"><text:span text:style-name="T181">,c</text:span></text:span><text:span text:style-name="Source_20_Text"><text:span text:style-name="T177">allback</text:span></text:span><text:span text:style-name="Source_20_Text"><text:span text:style-name="T181">);</text:span></text:span></text:p>
            <text:p text:style-name="P60"><text:span text:style-name="Source_20_Text"><text:span text:style-name="T182">p</text:span></text:span><text:span text:style-name="Source_20_Text"><text:span text:style-name="T183">artition(i</text:span></text:span><text:span text:style-name="Source_20_Text"><text:span text:style-name="T184">terator</text:span></text:span><text:span text:style-name="Source_20_Text"><text:span text:style-name="T183">,c</text:span></text:span><text:span text:style-name="Source_20_Text"><text:span text:style-name="T185">a</text:span></text:span><text:span text:style-name="Source_20_Text"><text:span text:style-name="T186">llb</text:span></text:span><text:span text:style-name="Source_20_Text"><text:span text:style-name="T185">a</text:span></text:span><text:span text:style-name="Source_20_Text"><text:span text:style-name="T186">ck</text:span></text:span><text:span text:style-name="Source_20_Text"><text:span text:style-name="T183">);</text:span></text:span></text:p>
            <text:p text:style-name="P67"><text:span text:style-name="Source_20_Text"><text:span text:style-name="T187"/></text:span></text:p>
            <text:p text:style-name="P60"><text:span text:style-name="Source_20_Text"><text:span text:style-name="T81">zip(i</text:span></text:span><text:span text:style-name="Source_20_Text"><text:span text:style-name="T163">terator1</text:span></text:span><text:span text:style-name="Source_20_Text"><text:span text:style-name="T81">[,</text:span></text:span><text:span text:style-name="Source_20_Text"><text:span text:style-name="T163">iteratorN</text:span></text:span><text:span text:style-name="Source_20_Text"><text:span text:style-name="T81">]);</text:span></text:span></text:p>
            <text:p text:style-name="P68"><text:span text:style-name="Source_20_Text"><text:span text:style-name="T188">unzip(i</text:span></text:span><text:span text:style-name="Source_20_Text"><text:span text:style-name="T184">terator</text:span></text:span><text:span text:style-name="Source_20_Text"><text:span text:style-name="T188">);</text:span></text:span></text:p>
            <text:p text:style-name="P68"><text:span text:style-name="Source_20_Text"><text:span text:style-name="T188">zipObj(i</text:span></text:span><text:span text:style-name="Source_20_Text"><text:span text:style-name="T184">terator1</text:span></text:span><text:span text:style-name="Source_20_Text"><text:span text:style-name="T188">,i</text:span></text:span><text:span text:style-name="Source_20_Text"><text:span text:style-name="T184">terator1</text:span></text:span><text:span text:style-name="Source_20_Text"><text:span text:style-name="T188">);</text:span></text:span></text:p>
            <text:p text:style-name="P63"><text:span text:style-name="Source_20_Text"><text:span text:style-name="T187">shuffle(i</text:span></text:span><text:span text:style-name="Source_20_Text"><text:span text:style-name="T163">terator</text:span></text:span><text:span text:style-name="Source_20_Text"><text:span text:style-name="T187">);</text:span></text:span></text:p>
            <text:p text:style-name="P63"><text:span text:style-name="Source_20_Text"><text:span text:style-name="T187"/></text:span></text:p>
            <text:p text:style-name="P69"><text:span text:style-name="Source_20_Text"><text:span text:style-name="T81">min(v</text:span></text:span><text:span text:style-name="Source_20_Text"><text:span text:style-name="T189">alue1[,valueN]</text:span></text:span><text:span text:style-name="Source_20_Text"><text:span text:style-name="T81">);</text:span></text:span></text:p>
            <text:p text:style-name="P70"><text:span text:style-name="Source_20_Text"><text:span text:style-name="T190">max(v</text:span></text:span><text:span text:style-name="Source_20_Text"><text:span text:style-name="T191">alue1[,valueN]</text:span></text:span><text:span text:style-name="Source_20_Text"><text:span text:style-name="T190">);</text:span></text:span></text:p>
            <text:p text:style-name="P63"><text:span text:style-name="Source_20_Text"><text:span text:style-name="T192">sort(i</text:span></text:span><text:span text:style-name="Source_20_Text"><text:span text:style-name="T163">terator</text:span></text:span><text:span text:style-name="Source_20_Text"><text:span text:style-name="T193">[</text:span></text:span><text:span text:style-name="Source_20_Text"><text:span text:style-name="T192">,number</text:span></text:span><text:span text:style-name="Source_20_Text"><text:span text:style-name="T194">s = false</text:span></text:span><text:span text:style-name="Source_20_Text"><text:span text:style-name="T193">]</text:span></text:span><text:span text:style-name="Source_20_Text"><text:span text:style-name="T192">);</text:span></text:span></text:p>
            <text:p text:style-name="P63"><text:span text:style-name="Source_20_Text"><text:span text:style-name="T187">reverse(i</text:span></text:span><text:span text:style-name="Source_20_Text"><text:span text:style-name="T163">terator</text:span></text:span><text:span text:style-name="Source_20_Text"><text:span text:style-name="T187">);</text:span></text:span></text:p>
            <text:p text:style-name="P69"><text:span text:style-name="Source_20_Text"><text:span text:style-name="T81"/></text:span></text:p>
            <text:p text:style-name="P60"><text:span text:style-name="Source_20_Text"><text:span text:style-name="T81">item(i</text:span></text:span><text:span text:style-name="Source_20_Text"><text:span text:style-name="T163">terator</text:span></text:span><text:span text:style-name="Source_20_Text"><text:span text:style-name="T81">,index);</text:span></text:span></text:p>
            <text:p text:style-name="P60"><text:span text:style-name="Source_20_Text"><text:span text:style-name="T195">nth(i</text:span></text:span><text:span text:style-name="Source_20_Text"><text:span text:style-name="T163">terator</text:span></text:span><text:span text:style-name="Source_20_Text"><text:span text:style-name="T195">,index);</text:span></text:span></text:p>
            <text:p text:style-name="P63"><text:span text:style-name="Source_20_Text"><text:span text:style-name="T81">first(i</text:span></text:span><text:span text:style-name="Source_20_Text"><text:span text:style-name="T163">terator</text:span></text:span><text:span text:style-name="Source_20_Text"><text:span text:style-name="T81">);</text:span></text:span></text:p>
            <text:p text:style-name="P63"><text:span text:style-name="Source_20_Text"><text:span text:style-name="T196">head(i</text:span></text:span><text:span text:style-name="Source_20_Text"><text:span text:style-name="T184">terator</text:span></text:span><text:span text:style-name="Source_20_Text"><text:span text:style-name="T196">);</text:span></text:span></text:p>
            <text:p text:style-name="P71"><text:span text:style-name="Source_20_Text"><text:span text:style-name="T151">last(i</text:span></text:span><text:span text:style-name="Source_20_Text"><text:span text:style-name="T175">terator</text:span></text:span><text:span text:style-name="Source_20_Text"><text:span text:style-name="T151">);</text:span></text:span></text:p>
            <text:p text:style-name="P72">initial(i<text:span text:style-name="Source_20_Text"><text:span text:style-name="T197">terator</text:span></text:span>);</text:p>
            <text:p text:style-name="P63"><text:span text:style-name="Source_20_Text"><text:span text:style-name="T81">tail(i</text:span></text:span><text:span text:style-name="Source_20_Text"><text:span text:style-name="T163">terator</text:span></text:span><text:span text:style-name="Source_20_Text"><text:span text:style-name="T81">);</text:span></text:span></text:p>
            <text:p text:style-name="P63"><text:span text:style-name="Source_20_Text"><text:span text:style-name="T81"/></text:span></text:p>
            <text:p text:style-name="P63"><text:span text:style-name="Source_20_Text"><text:span text:style-name="T198">flat(i</text:span></text:span><text:span text:style-name="Source_20_Text"><text:span text:style-name="T163">terator</text:span></text:span><text:span text:style-name="Source_20_Text"><text:span text:style-name="T198">);</text:span></text:span></text:p>
            <text:p text:style-name="P63"><text:span text:style-name="Source_20_Text"><text:span text:style-name="T81">concat(i</text:span></text:span><text:span text:style-name="Source_20_Text"><text:span text:style-name="T163">terator1</text:span></text:span><text:span text:style-name="Source_20_Text"><text:span text:style-name="T81">[,</text:span></text:span><text:span text:style-name="Source_20_Text"><text:span text:style-name="T163">iteratorN</text:span></text:span><text:span text:style-name="Source_20_Text"><text:span text:style-name="T81">]);</text:span></text:span></text:p>
            <text:p text:style-name="P63"><text:span text:style-name="Source_20_Text"><text:span text:style-name="T162">join(i</text:span></text:span><text:span text:style-name="Source_20_Text"><text:span text:style-name="T163">terator</text:span></text:span><text:span text:style-name="Source_20_Text"><text:span text:style-name="T162">[,separator </text:span></text:span><text:span text:style-name="Source_20_Text"><text:span text:style-name="T199">= ","</text:span></text:span><text:span text:style-name="Source_20_Text"><text:span text:style-name="T162">]);</text:span></text:span></text:p>
          </table:table-cell>
          <table:table-cell table:style-name="Table4.C2" office:value-type="string">
            <text:p text:style-name="P73"><text:span text:style-name="Source_20_Text"><text:span text:style-name="T81"/></text:span></text:p>
            <text:p text:style-name="P74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1">Array.fromAsync(); </text:span></text:span></text:a></text:p>
            <text:p text:style-name="P74"><text:span text:style-name="Source_20_Text"><text:span text:style-name="T15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0">Array.prototype.toReversed();</text:span></text:span></text:a></text:p>
            <text:p text:style-name="P73"><text:span text:style-name="Source_20_Text"><text:span text:style-name="T81"/></text:span></text:p>
            <text:p text:style-name="P73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1">Array.prototype.toSorted();</text:span></text:span></text:a></text:p>
            <text:p text:style-name="P73"><text:span text:style-name="Source_20_Text"><text:span text:style-name="T81"/></text:span></text:p>
            <text:p text:style-name="P73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1">Array.prototype.toSpliced();</text:span></text:span></text:a></text:p>
            <text:p text:style-name="P73"><text:span text:style-name="Source_20_Text"><text:span text:style-name="T81"/></text:span></text:p>
            <text:p text:style-name="P73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1">Array.prototype.with();</text:span></text:span></text:a></text:p>
            <text:p text:style-name="P75"><text:span text:style-name="Source_20_Text"><text:span text:style-name="T81"/></text:span></text:p>
            <text:p text:style-name="P75"><text:a xlink:type="simple" xlink:href="https://developer.mozilla.org/en-US/docs/Web/API/Crypto/randomUUID" text:style-name="Internet_20_link" text:visited-style-name="Visited_20_Internet_20_Link"><text:span text:style-name="Source_20_Text"><text:span text:style-name="T151">crypto.randomUUID();</text:span></text:span></text:a></text:p>
            <text:p text:style-name="P75"><text:span text:style-name="Source_20_Text"><text:span text:style-name="T81"/></text:span></text:p>
            <text:p text:style-name="P76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1">Error.isError();</text:span></text:span></text:a></text:p>
            <text:p text:style-name="P75"><text:span text:style-name="Source_20_Text"><text:span text:style-name="T81"/></text:span></text:p>
            <text:p text:style-name="P75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1">globalThis;</text:span></text:span></text:a></text:p>
            <text:p text:style-name="P75"><text:span text:style-name="Source_20_Text"><text:span text:style-name="T81"/></text:span></text:p>
            <text:p text:style-name="P75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1">Map.groupBy();</text:span></text:span></text:a></text:p>
            <text:p text:style-name="P77"><text:span text:style-name="Source_20_Text"><text:span text:style-name="T81"/></text:span></text:p>
            <text:p text:style-name="P77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1">Math.sumPrecise();</text:span></text:span></text:a></text:p>
            <text:p text:style-name="P77"><text:span text:style-name="Source_20_Text"><text:span text:style-name="T81"/></text:span></text:p>
            <text:p text:style-name="P75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2">Object.groupBy();</text:span></text:span></text:a></text:p>
            <text:p text:style-name="P75"><text:span text:style-name="Source_20_Text"><text:span text:style-name="T203"/></text:span></text:p>
            <text:p text:style-name="P75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1">Object</text:span></text:span><text:span text:style-name="Source_20_Text"><text:span text:style-name="T204">.</text:span></text:span><text:span text:style-name="Source_20_Text"><text:span text:style-name="T205">hasOwn();</text:span></text:span></text:a></text:p>
            <text:p text:style-name="P75"><text:span text:style-name="Source_20_Text"><text:span text:style-name="T81"/></text:span></text:p>
            <text:p text:style-name="P78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6">TypedArray.prototype.toReversed();</text:span></text:span></text:a><text:span text:style-name="T151"/></text:p>
            <text:p text:style-name="P78"><text:span text:style-name="Source_20_Text"><text:span text:style-name="T176"/></text:span></text:p>
            <text:p text:style-name="P78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6">TypedArray.prototype.toSorted();</text:span></text:span></text:a></text:p>
            <text:p text:style-name="P78"><text:span text:style-name="Source_20_Text"><text:span text:style-name="T176"/></text:span></text:p>
            <text:p text:style-name="P78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6">TypedArray.prototype.with();</text:span></text:span></text:a></text:p>
            <text:p text:style-name="P78"><text:span text:style-name="Source_20_Text"><text:span text:style-name="T176"/></text:span></text:p>
            <text:p text:style-name="P79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7">globalThis.AsyncFunction();</text:span></text:span></text:a></text:p>
            <text:p text:style-name="P79"><text:span text:style-name="Source_20_Text"><text:span text:style-name="T207"/></text:span></text:p>
            <text:p text:style-name="P79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8">global</text:span></text:span><text:span text:style-name="Source_20_Text"><text:span text:style-name="T209">this</text:span></text:span><text:span text:style-name="Source_20_Text"><text:span text:style-name="T207">.AsyncGeneratorFunction();</text:span></text:span></text:a></text:p>
            <text:p text:style-name="P80"/>
            <text:p text:style-name="P81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7">globalThis.GeneratorFunction();</text:span></text:span></text:a></text:p>
            <text:p text:style-name="P78"><text:span text:style-name="Source_20_Text"><text:span text:style-name="T81"/></text:span></text:p>
          </table:table-cell>
        </table:table-row>
      </table:table>
      <text:p text:style-name="P8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3">AJAX and CORS <text:span text:style-name="T11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4"><text:span text:style-name="Source_20_Text"><text:span text:style-name="T12"/></text:span></text:p>
            <text:p text:style-name="P84"><text:span text:style-name="Source_20_Text"><text:span text:style-name="T12">getText(url,success);</text:span></text:span></text:p>
            <text:p text:style-name="P84"><text:span text:style-name="Source_20_Text"><text:span text:style-name="T12"/></text:span></text:p>
            <text:p text:style-name="P84"><text:span text:style-name="Source_20_Text"><text:span text:style-name="T12">getJson(url,success);</text:span></text:span></text:p>
            <text:p text:style-name="P84"><text:span text:style-name="Source_20_Text"><text:span text:style-name="T139"/></text:span></text:p>
            <text:p text:style-name="P84"><text:span text:style-name="Source_20_Text"><text:span text:style-name="T139">ajax(Options obje</text:span></text:span><text:span text:style-name="Source_20_Text"><text:span text:style-name="T210">ct</text:span></text:span><text:span text:style-name="Source_20_Text"><text:span text:style-name="T139">);</text:span></text:span></text:p>
            <text:p text:style-name="P84"><text:span text:style-name="Source_20_Text"><text:span text:style-name="T139"/></text:span></text:p>
          </table:table-cell>
          <table:table-cell table:style-name="Table2.B2" office:value-type="string">
            <text:p text:style-name="P84"><text:span text:style-name="Source_20_Text"><text:span text:style-name="T211"/></text:span></text:p>
            <text:p text:style-name="P84"><text:span text:style-name="Source_20_Text"><text:span text:style-name="T211">Options object properties (* = default value):</text:span></text:span><text:span text:style-name="Source_20_Text"><text:span text:style-name="T105"> </text:span></text:span></text:p>
            <text:p text:style-name="P84"><text:span text:style-name="Source_20_Text"><text:span text:style-name="T105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5"><text:span text:style-name="Source_20_Text"><text:span text:style-name="T212">Property</text:span></text:span></text:p>
                </table:table-cell>
                <table:table-cell table:style-name="Table6.B1" office:value-type="string">
                  <text:p text:style-name="P86"><text:span text:style-name="T213">V</text:span>alue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5">url</text:span></text:span></text:p>
                </table:table-cell>
                <table:table-cell table:style-name="Table6.B2" office:value-type="string">
                  <text:p text:style-name="P85"><text:span text:style-name="Source_20_Text"><text:span text:style-name="T214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5">data</text:span></text:span></text:p>
                </table:table-cell>
                <table:table-cell table:style-name="Table6.B3" office:value-type="string">
                  <text:p text:style-name="P85"><text:span text:style-name="Source_20_Text"><text:span text:style-name="T214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5">queryType</text:span></text:span></text:p>
                </table:table-cell>
                <table:table-cell table:style-name="Table6.B4" office:value-type="string">
                  <text:p text:style-name="P85"><text:span text:style-name="Source_20_Text"><text:span text:style-name="T215">*</text:span></text:span><text:span text:style-name="Source_20_Text"><text:span text:style-name="T214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5">type</text:span></text:span></text:p>
                </table:table-cell>
                <table:table-cell table:style-name="Table6.B5" office:value-type="string">
                  <text:p text:style-name="P85"><text:span text:style-name="Source_20_Text"><text:span text:style-name="T215">*</text:span></text:span><text:span text:style-name="Source_20_Text"><text:span text:style-name="T214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5">success</text:span></text:span></text:p>
                </table:table-cell>
                <table:table-cell table:style-name="Table6.B6" office:value-type="string">
                  <text:p text:style-name="P85"><text:span text:style-name="Source_20_Text"><text:span text:style-name="T214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5">error</text:span></text:span></text:p>
                </table:table-cell>
                <table:table-cell table:style-name="Table6.B7" office:value-type="string">
                  <text:p text:style-name="P85"><text:span text:style-name="Source_20_Text"><text:span text:style-name="T214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5">format</text:span></text:span></text:p>
                </table:table-cell>
                <table:table-cell table:style-name="Table6.B8" office:value-type="string">
                  <text:p text:style-name="P85"><text:span text:style-name="Source_20_Text"><text:span text:style-name="T215">*</text:span></text:span><text:span text:style-name="Source_20_Text"><text:span text:style-name="T214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5">user</text:span></text:span></text:p>
                </table:table-cell>
                <table:table-cell table:style-name="Table6.B9" office:value-type="string">
                  <text:p text:style-name="P85"><text:span text:style-name="Source_20_Text"><text:span text:style-name="T214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5">password</text:span></text:span></text:p>
                </table:table-cell>
                <table:table-cell table:style-name="Table6.B10" office:value-type="string">
                  <text:p text:style-name="P85"><text:span text:style-name="Source_20_Text"><text:span text:style-name="T214">string</text:span></text:span></text:p>
                </table:table-cell>
              </table:table-row>
            </table:table>
            <text:p text:style-name="P84"><text:span text:style-name="Source_20_Text"><text:span text:style-name="T216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7"><text:span text:style-name="Source_20_Text"><text:span text:style-name="T217">Cookie </text:span></text:span><text:span text:style-name="Source_20_Text"><text:span text:style-name="T218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8"><text:span text:style-name="Source_20_Text"><text:span text:style-name="T12"/></text:span></text:p>
            <text:p text:style-name="P88"><text:span text:style-name="Source_20_Text"><text:span text:style-name="T12">getCookie([name]);</text:span></text:span></text:p>
            <text:p text:style-name="P88"><text:span text:style-name="Source_20_Text"><text:span text:style-name="T12"/></text:span></text:p>
            <text:p text:style-name="P88"><text:span text:style-name="Source_20_Text"><text:span text:style-name="T13">h</text:span></text:span><text:span text:style-name="Source_20_Text"><text:span text:style-name="T12">asCookie(name);</text:span></text:span></text:p>
            <text:p text:style-name="P89"><text:span text:style-name="Source_20_Text"><text:span text:style-name="T12"/></text:span></text:p>
            <text:p text:style-name="P90"><text:span text:style-name="Source_20_Text"><text:span text:style-name="T12">setCookie</text:span></text:span><text:span text:style-name="Source_20_Text"><text:span text:style-name="T219">(Options obje</text:span></text:span><text:span text:style-name="Source_20_Text"><text:span text:style-name="T210">ct: </text:span></text:span><text:span text:style-name="Source_20_Text"><text:span text:style-name="T220">properties are the same as the parameters</text:span></text:span><text:span text:style-name="Source_20_Text"><text:span text:style-name="T219">);</text:span></text:span></text:p>
            <text:p text:style-name="P89"><text:span text:style-name="Source_20_Text"><text:span text:style-name="T12">setCookie(name,value[,hours</text:span></text:span><text:span text:style-name="Source_20_Text"><text:span text:style-name="T219">=8760</text:span></text:span><text:span text:style-name="Source_20_Text"><text:span text:style-name="T12">[,path</text:span></text:span><text:span text:style-name="Source_20_Text"><text:span text:style-name="T219">="/"</text:span></text:span><text:span text:style-name="Source_20_Text"><text:span text:style-name="T12">[,domain[,secure[,SameSite</text:span></text:span><text:span text:style-name="Source_20_Text"><text:span text:style-name="T219">=</text:span></text:span><text:span text:style-name="Source_20_Text"><text:span text:style-name="T221">"Lax"</text:span></text:span><text:span text:style-name="Source_20_Text"><text:span text:style-name="T12">[,HttpOnly]]]]]]);</text:span></text:span></text:p>
            <text:p text:style-name="P91"><text:span text:style-name="Source_20_Text"><text:span text:style-name="T12"/></text:span></text:p>
            <text:p text:style-name="P92"><text:span text:style-name="Source_20_Text"><text:span text:style-name="T12">removeCookie</text:span></text:span><text:span text:style-name="Source_20_Text"><text:span text:style-name="T219">(Options obje</text:span></text:span><text:span text:style-name="Source_20_Text"><text:span text:style-name="T210">ct: </text:span></text:span><text:span text:style-name="Source_20_Text"><text:span text:style-name="T220">properties are the same as the parameters</text:span></text:span><text:span text:style-name="Source_20_Text"><text:span text:style-name="T219">);</text:span></text:span></text:p>
            <text:p text:style-name="P93"><text:span text:style-name="Source_20_Text"><text:span text:style-name="T12">removeCookie(name[,path</text:span></text:span><text:span text:style-name="Source_20_Text"><text:span text:style-name="T219">="/"</text:span></text:span><text:span text:style-name="Source_20_Text"><text:span text:style-name="T12">[,domain[,secure[,SameSite</text:span></text:span><text:span text:style-name="Source_20_Text"><text:span text:style-name="T219">=</text:span></text:span><text:span text:style-name="Source_20_Text"><text:span text:style-name="T221">"Lax"</text:span></text:span><text:span text:style-name="Source_20_Text"><text:span text:style-name="T12">[,HttpOnly]]]]]);</text:span></text:span></text:p>
            <text:p text:style-name="P93"><text:span text:style-name="Source_20_Text"><text:span text:style-name="T12"/></text:span></text:p>
            <text:p text:style-name="P88"><text:span text:style-name="Source_20_Text"><text:span text:style-name="T12">clearCookies</text:span></text:span><text:span text:style-name="Source_20_Text"><text:span text:style-name="T219">(Options obje</text:span></text:span><text:span text:style-name="Source_20_Text"><text:span text:style-name="T210">ct: </text:span></text:span><text:span text:style-name="Source_20_Text"><text:span text:style-name="T220">properties are the same as the parameters</text:span></text:span><text:span text:style-name="Source_20_Text"><text:span text:style-name="T219">);</text:span></text:span></text:p>
            <text:p text:style-name="P94"><text:span text:style-name="Source_20_Text"><text:span text:style-name="T12">clearCookies([path</text:span></text:span><text:span text:style-name="Source_20_Text"><text:span text:style-name="T219">="/"</text:span></text:span><text:span text:style-name="Source_20_Text"><text:span text:style-name="T12">[,domain[,</text:span></text:span><text:span text:style-name="Source_20_Text"><text:span text:style-name="T222">sec</text:span></text:span><text:span text:style-name="Source_20_Text"><text:span text:style-name="T12">[,SameSite</text:span></text:span><text:span text:style-name="Source_20_Text"><text:span text:style-name="T219">=</text:span></text:span><text:span text:style-name="Source_20_Text"><text:span text:style-name="T221">"Lax"</text:span></text:span><text:span text:style-name="Source_20_Text"><text:span text:style-name="T12">[,HttpOnly]]]]]);</text:span></text:span></text:p>
            <text:p text:style-name="P94"><text:span text:style-name="Source_20_Text"><text:span text:style-name="T12"/></text:span></text:p>
          </table:table-cell>
          <table:covered-table-cell/>
        </table:table-row>
      </table:table>
      <text:p text:style-name="P95"/>
      <text:p text:style-name="P95"/>
      <text:p text:style-name="P95"/>
      <text:p text:style-name="P9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6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7"><text:span text:style-name="T223">Celestra for </text:span><text:span text:style-name="T224">browser</text:span><text:span text:style-name="T223">: </text:span><text:span text:style-name="T225">celestra.</text:span><text:span text:style-name="T226">browser</text:span><text:span text:style-name="T227">.</text:span><text:span text:style-name="T225">js</text:span></text:p>
          </table:table-cell>
          <table:table-cell table:style-name="Table8.B2" table:number-columns-spanned="3" office:value-type="string">
            <text:p text:style-name="P98"><text:span text:style-name="T223">Celestra for Node.js </text:span><text:span text:style-name="T228">and Deno</text:span><text:span text:style-name="T223">: </text:span><text:span text:style-name="T229">celestra.</text:span><text:span text:style-name="T227">node.</text:span><text:span text:style-name="T230">m</text:span><text:span text:style-name="T229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99"/>
            <text:p text:style-name="P100">&lt;script type="module"&gt;</text:p>
            <text:p text:style-name="P101">// import the defaultExport object</text:p>
            <text:p text:style-name="P102">import defaultExport from "./celestra.browser.js";</text:p>
            <text:p text:style-name="P102">globalThis.celestra = defaultExport;</text:p>
            <text:p text:style-name="P102">globalThis.CEL = defaultExport;</text:p>
            <text:p text:style-name="P100">&lt;/script&gt;</text:p>
            <text:p text:style-name="P102"/>
            <text:p text:style-name="P102"/>
            <text:p text:style-name="P100">&lt;script type="module"&gt;</text:p>
            <text:p text:style-name="P101">// import with default with name</text:p>
            <text:p text:style-name="P102">import { default as celestra } from "./celestra.browser.js";</text:p>
            <text:p text:style-name="P102">globalThis.celestra = celestra;</text:p>
            <text:p text:style-name="P102">globalThis.CEL = celestra;</text:p>
            <text:p text:style-name="P100">&lt;/script&gt;</text:p>
            <text:p text:style-name="P102"/>
            <text:p text:style-name="P102"/>
            <text:p text:style-name="P100">&lt;script type="module"&gt;</text:p>
            <text:p text:style-name="P101">// import all into a new celestra object</text:p>
            <text:p text:style-name="P102">import * as celestra from "./celestra.browser.js";</text:p>
            <text:p text:style-name="P102">globalThis.celestra = celestra;</text:p>
            <text:p text:style-name="P102">globalThis.CEL = celestra;</text:p>
            <text:p text:style-name="P100">&lt;/script&gt;</text:p>
            <text:p text:style-name="P102"/>
            <text:p text:style-name="P102"/>
            <text:p text:style-name="P100">&lt;script type="module"&gt;</text:p>
            <text:p text:style-name="P101">// import some functions</text:p>
            <text:p text:style-name="P102">import { first, assert } from "./celestra.browser.js";</text:p>
            <text:p text:style-name="P102">globalThis.first = first;</text:p>
            <text:p text:style-name="P102">globalThis.assert = assert;</text:p>
            <text:p text:style-name="P100">&lt;/script&gt;</text:p>
            <text:p text:style-name="P100"/>
          </table:table-cell>
          <table:table-cell table:style-name="Table8.B3" table:number-columns-spanned="3" office:value-type="string">
            <text:p text:style-name="P103"/>
            <text:p text:style-name="P103">// import the defaultExport object</text:p>
            <text:p text:style-name="P104"/>
            <text:p text:style-name="P105">import defaultExport from "./celestra.<text:span text:style-name="T231">node</text:span>.<text:span text:style-name="T231">m</text:span>js";</text:p>
            <text:p text:style-name="P105">globalThis.celestra = defaultExport;</text:p>
            <text:p text:style-name="P105">globalThis.CEL = defaultExport;</text:p>
            <text:p text:style-name="P105"/>
            <text:p text:style-name="P106">// import with default with name</text:p>
            <text:p text:style-name="P105"/>
            <text:p text:style-name="P105">import { default as celestra } from "./celestra.<text:span text:style-name="T231">node</text:span>.<text:span text:style-name="T231">m</text:span>js";</text:p>
            <text:p text:style-name="P105">globalThis.celestra = celestra;</text:p>
            <text:p text:style-name="P105">globalThis.CEL = celestra;</text:p>
            <text:p text:style-name="P105"/>
            <text:p text:style-name="P106">// import all into a new celestra object</text:p>
            <text:p text:style-name="P105"/>
            <text:p text:style-name="P105">import * as celestra from "./celestra.<text:span text:style-name="T231">node</text:span>.<text:span text:style-name="T231">m</text:span>js";</text:p>
            <text:p text:style-name="P105">globalThis.celestra = celestra;</text:p>
            <text:p text:style-name="P105">globalThis.CEL = celestra;</text:p>
            <text:p text:style-name="P105"/>
            <text:p text:style-name="P106">// import some functions</text:p>
            <text:p text:style-name="P105"/>
            <text:p text:style-name="P105">import { first, <text:span text:style-name="T232">assert</text:span> } from "./celestra.<text:span text:style-name="T231">node</text:span>.<text:span text:style-name="T231">m</text:span>js";</text:p>
            <text:p text:style-name="P105">globalThis.first = first;</text:p>
            <text:p text:style-name="P107"><text:span text:style-name="Source_20_Text"><text:span text:style-name="T233">globalThis.</text:span></text:span><text:span text:style-name="Source_20_Text"><text:span text:style-name="T234">assert</text:span></text:span><text:span text:style-name="Source_20_Text"><text:span text:style-name="T233"> = </text:span></text:span><text:span text:style-name="Source_20_Text"><text:span text:style-name="T234">assert</text:span></text:span><text:span text:style-name="Source_20_Text"><text:span text:style-name="T233">;<text:line-break/><text:line-break/></text:span></text:span><text:span text:style-name="Source_20_Text"><text:span text:style-name="T235">// </text:span></text:span><text:span text:style-name="Source_20_Text"><text:span text:style-name="T236">dynamic import</text:span></text:span><text:span text:style-name="Source_20_Text"><text:span text:style-name="T233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108">Removed <text:span text:style-name="T237">APIs</text:span> in the celestra.node.<text:span text:style-name="T238">m</text:span>js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109">DOM API</text:p>
          </table:table-cell>
          <table:table-cell table:style-name="Table8.C5" office:value-type="string">
            <text:p text:style-name="P110"><text:span text:style-name="Source_20_Text"><text:span text:style-name="T233">AJAX and CORS API</text:span></text:span></text:p>
          </table:table-cell>
          <table:table-cell table:style-name="Table8.D5" office:value-type="string">
            <text:p text:style-name="P110"><text:span text:style-name="Source_20_Text"><text:span text:style-name="T233">Cookie API</text:span></text:span></text:p>
          </table:table-cell>
        </table:table-row>
      </table:table>
      <text:p text:style-name="P111"/>
      <text:p text:style-name="P112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3"><text:span text:style-name="T239">v</text:span>3.1.0</text:p>
          </table:table-cell>
          <table:table-cell table:style-name="Table3.A2" office:value-type="string">
            <text:p text:style-name="P113">v3.8.0</text:p>
          </table:table-cell>
          <table:table-cell table:style-name="Table3.C2" office:value-type="string">
            <text:p text:style-name="P114">v5.6.0</text:p>
          </table:table-cell>
        </table:table-row>
        <table:table-row>
          <table:table-cell table:style-name="Table3.A3" table:number-rows-spanned="3" office:value-type="string">
            <text:p text:style-name="P115">Array.from();</text:p>
            <text:p text:style-name="P115">Array.of();</text:p>
            <text:p text:style-name="P115">Array.prototype.copyWithin();</text:p>
            <text:p text:style-name="P115">Array.prototype.fill();</text:p>
            <text:p text:style-name="P115">Array.prototype.find();</text:p>
            <text:p text:style-name="P115">Array.prototype.findIndex();</text:p>
            <text:p text:style-name="P115">Object.create();</text:p>
            <text:p text:style-name="P115">String.fromCodePoint();</text:p>
            <text:p text:style-name="P115">String.prototype.codePointAt();</text:p>
            <text:p text:style-name="P115">String.prototype.endsWith();</text:p>
            <text:p text:style-name="P115">String.prototype.startsWith();</text:p>
            <text:p text:style-name="P115">Math.acosh();</text:p>
            <text:p text:style-name="P115">Math.asinh();</text:p>
            <text:p text:style-name="P115">Math.atanh();</text:p>
            <text:p text:style-name="P115">Math.cbrt();</text:p>
            <text:p text:style-name="P115">Math.clz32();</text:p>
            <text:p text:style-name="P115">Math.cosh();</text:p>
            <text:p text:style-name="P115">Math.expm1();</text:p>
            <text:p text:style-name="P115">Math.fround();</text:p>
            <text:p text:style-name="P115">Math.hypot();</text:p>
            <text:p text:style-name="P115">Math.imul();</text:p>
            <text:p text:style-name="P115">Math.log1p();</text:p>
            <text:p text:style-name="P115">Math.log10();</text:p>
            <text:p text:style-name="P115">Math.log2();</text:p>
            <text:p text:style-name="P115">Math.sign();</text:p>
            <text:p text:style-name="P115">Math.sinh();</text:p>
            <text:p text:style-name="P115">Math.tanh();</text:p>
            <text:p text:style-name="P115">Math.trunc();</text:p>
            <text:p text:style-name="P115">Number.EPSILON;</text:p>
            <text:p text:style-name="P115">Number.isNaN();</text:p>
            <text:p text:style-name="P115">isNaN();</text:p>
            <text:p text:style-name="P115">Number.isInteger();</text:p>
            <text:p text:style-name="P115">Number.isFinite();</text:p>
            <text:p text:style-name="P115">Number.isSafeInteger();</text:p>
            <text:p text:style-name="P115">Number.parseInt();</text:p>
            <text:p text:style-name="P115">Number.parseFloat();</text:p>
          </table:table-cell>
          <table:table-cell table:style-name="Table3.B3" table:number-rows-spanned="3" office:value-type="string">
            <text:p text:style-name="P115"/>
            <text:p text:style-name="P116"><text:span text:style-name="Source_20_Text"><text:span text:style-name="T206">Array.prototype.values();</text:span></text:span></text:p>
            <text:p text:style-name="P116"><text:span text:style-name="Source_20_Text"><text:span text:style-name="T206">Array.prototype.includes();</text:span></text:span></text:p>
            <text:p text:style-name="P115"/>
            <text:p text:style-name="P116"><text:span text:style-name="Source_20_Text"><text:span text:style-name="T206">ChildNode.after();</text:span></text:span><text:span text:style-name="T240"><text:line-break/></text:span><text:span text:style-name="Source_20_Text"><text:span text:style-name="T206">ChildNode.before();</text:span></text:span><text:span text:style-name="T240"><text:line-break/></text:span><text:span text:style-name="Source_20_Text"><text:span text:style-name="T206">ChildNode.remove();</text:span></text:span><text:span text:style-name="T240"><text:line-break/></text:span><text:span text:style-name="Source_20_Text"><text:span text:style-name="T206">ChildNode.replaceWith();</text:span></text:span></text:p>
            <text:p text:style-name="P115"/>
            <text:p text:style-name="P116"><text:span text:style-name="Source_20_Text"><text:span text:style-name="T206">Element.prototype.closest();<text:line-break/>Element.prototype.getAttributeNames();</text:span></text:span></text:p>
            <text:p text:style-name="P116"><text:span text:style-name="Source_20_Text"><text:span text:style-name="T206">Element.prototype.matches();</text:span></text:span></text:p>
            <text:p text:style-name="P116"><text:span text:style-name="Source_20_Text"><text:span text:style-name="T206">Element.prototype.toggleAttribute();</text:span></text:span></text:p>
            <text:p text:style-name="P115"/>
            <text:p text:style-name="P116"><text:span text:style-name="Source_20_Text"><text:span text:style-name="T206">ParentNode.append();</text:span></text:span></text:p>
            <text:p text:style-name="P116"><text:span text:style-name="Source_20_Text"><text:span text:style-name="T176"/></text:span></text:p>
            <text:p text:style-name="P116"><text:span text:style-name="Source_20_Text"><text:span text:style-name="T206">ParentNode.prepend();</text:span></text:span><text:span text:style-name="T240"><text:line-break/><text:line-break/></text:span><text:span text:style-name="Source_20_Text"><text:span text:style-name="T206">String.prototype[Symbol.iterator]();</text:span></text:span></text:p>
            <text:p text:style-name="P116"><text:span text:style-name="Source_20_Text"><text:span text:style-name="T206">String.prototype.includes();</text:span></text:span></text:p>
            <text:p text:style-name="P116"><text:span text:style-name="Source_20_Text"><text:span text:style-name="T206">String.prototype.repeat();</text:span></text:span><text:span text:style-name="T240"><text:line-break/></text:span></text:p>
            <text:p text:style-name="P116"><text:span text:style-name="Source_20_Text"><text:span text:style-name="T206">NodeList.prototype.forEach();</text:span></text:span><text:span text:style-name="T240"><text:line-break/></text:span></text:p>
            <text:p text:style-name="P116"><text:span text:style-name="Source_20_Text"><text:span text:style-name="T206">Object.assign();</text:span></text:span></text:p>
            <text:p text:style-name="P116"><text:span text:style-name="Source_20_Text"><text:span text:style-name="T206">Object.entries();</text:span></text:span><text:span text:style-name="T240"><text:line-break/></text:span></text:p>
            <text:p text:style-name="P116"><text:span text:style-name="Source_20_Text"><text:span text:style-name="T206">Object.getOwnPropertyDescriptors();</text:span></text:span><text:span text:style-name="T240"><text:line-break/></text:span><text:span text:style-name="Source_20_Text"><text:span text:style-name="T206">Object.values();</text:span></text:span><text:span text:style-name="T240"><text:line-break/></text:span></text:p>
            <text:p text:style-name="P116"><text:span text:style-name="Source_20_Text"><text:span text:style-name="T206">RegExp.prototype.flags;</text:span></text:span><text:span text:style-name="T240"><text:line-break/></text:span></text:p>
            <text:p text:style-name="P116"><text:span text:style-name="Source_20_Text"><text:span text:style-name="T241">window</text:span></text:span><text:span text:style-name="Source_20_Text"><text:span text:style-name="T206">.screenLeft;</text:span></text:span><text:span text:style-name="T240"><text:line-break/></text:span><text:span text:style-name="Source_20_Text"><text:span text:style-name="T241">window</text:span></text:span><text:span text:style-name="Source_20_Text"><text:span text:style-name="T206">.screenTop;</text:span></text:span></text:p>
          </table:table-cell>
          <table:table-cell table:style-name="Table3.C3" office:value-type="string">
            <text:p text:style-name="P115">Array.prototype.at();</text:p>
            <text:p text:style-name="P115"/>
            <text:p text:style-name="P115">Array.prototype.findLast();</text:p>
            <text:p text:style-name="P115">Array.prototype.findLastIndex();</text:p>
            <text:p text:style-name="P115"/>
            <text:p text:style-name="P115">Array.prototype.flat();</text:p>
            <text:p text:style-name="P115">Array.prototype.flatMap();</text:p>
            <text:p text:style-name="P115"/>
            <text:p text:style-name="P115">Number.MIN_SAFE_INTEGER;</text:p>
            <text:p text:style-name="P115">Number.MAX_SAFE_INTEGER;</text:p>
            <text:p text:style-name="P115"/>
            <text:p text:style-name="P115">Object.fromEntries();</text:p>
            <text:p text:style-name="P115">Object.is();</text:p>
            <text:p text:style-name="P115"/>
            <text:p text:style-name="P115">String.prototype.at();</text:p>
            <text:p text:style-name="P115"/>
            <text:p text:style-name="P115">String.prototype.matchAll();</text:p>
            <text:p text:style-name="P115"/>
            <text:p text:style-name="P115">String.prototype.padStart();</text:p>
            <text:p text:style-name="P115">String.prototype.padEnd();</text:p>
            <text:p text:style-name="P115"/>
            <text:p text:style-name="P115">String.prototype.replaceAll();</text:p>
            <text:p text:style-name="P115"/>
            <text:p text:style-name="P115">String.prototype.trimStart();</text:p>
            <text:p text:style-name="P115">String.prototype.trimLeft();</text:p>
            <text:p text:style-name="P115"/>
            <text:p text:style-name="P115">String.prototype.trimEnd();</text:p>
            <text:p text:style-name="P115">String.prototype.trimRight();</text:p>
            <text:p text:style-name="P115"/>
            <text:p text:style-name="P115">Typedarray.prototype.at();</text:p>
            <text:p text:style-name="P115"/>
            <text:p text:style-name="P115">TypedArray.prototype.findLast();</text:p>
            <text:p text:style-name="P11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14">v5.<text:span text:style-name="T242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15">BigInt.prototype.toJSON();</text:p>
          </table:table-cell>
        </table:table-row>
      </table:table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06T21:05:43.709743500</dc:date>
    <meta:print-date>2025-10-04T17:20:45.049612300</meta:print-date>
    <meta:editing-cycles>1101</meta:editing-cycles>
    <meta:editing-duration>P1DT8H42M24S</meta:editing-duration>
    <meta:printed-by>PDF files</meta:printed-by>
    <meta:document-statistic meta:table-count="7" meta:image-count="0" meta:object-count="0" meta:page-count="6" meta:paragraph-count="439" meta:word-count="693" meta:character-count="11100" meta:non-whitespace-character-count="10827"/>
    <meta:template xlink:type="simple" xlink:actuate="onRequest" xlink:title="" xlink:href="Normal.dotm"/>
  </office:meta>
</office:document-meta>
</file>